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fo:color="#c9211e" loext:opacity="100%" fo:font-weight="bold" officeooo:rsid="00324fc8" officeooo:paragraph-rsid="0034eaa8" style:font-weight-asian="bold" style:font-weight-complex="bold"/>
    </style:style>
    <style:style style:name="P5" style:family="paragraph" style:parent-style-name="Text_20_body">
      <style:text-properties fo:color="#c9211e" loext:opacity="100%" fo:font-weight="bold" officeooo:rsid="00324fc8" officeooo:paragraph-rsid="003742b9" style:font-weight-asian="bold" style:font-weight-complex="bold"/>
    </style:style>
    <style:style style:name="P6" style:family="paragraph" style:parent-style-name="Text_20_body">
      <style:text-properties officeooo:paragraph-rsid="0032dc05"/>
    </style:style>
    <style:style style:name="P7" style:family="paragraph" style:parent-style-name="Text_20_body">
      <style:text-properties officeooo:paragraph-rsid="0032de03"/>
    </style:style>
    <style:style style:name="P8" style:family="paragraph" style:parent-style-name="Text_20_body">
      <style:text-properties officeooo:paragraph-rsid="0034eaa8"/>
    </style:style>
    <style:style style:name="P9" style:family="paragraph" style:parent-style-name="Text_20_body">
      <style:text-properties officeooo:paragraph-rsid="0036810b"/>
    </style:style>
    <style:style style:name="P10" style:family="paragraph" style:parent-style-name="Text_20_body">
      <style:text-properties officeooo:paragraph-rsid="003742b9"/>
    </style:style>
    <style:style style:name="P11" style:family="paragraph" style:parent-style-name="Text_20_body">
      <style:text-properties officeooo:paragraph-rsid="0015be02"/>
    </style:style>
    <style:style style:name="P12" style:family="paragraph" style:parent-style-name="Text_20_body">
      <style:text-properties officeooo:rsid="00390ce1" officeooo:paragraph-rsid="00390ce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90ce1" style:font-size-asian="24pt" style:font-size-complex="24pt"/>
    </style:style>
    <style:style style:name="T5" style:family="text">
      <style:text-properties officeooo:rsid="00268fe5"/>
    </style:style>
    <style:style style:name="T6" style:family="text">
      <style:text-properties officeooo:rsid="002d71ad"/>
    </style:style>
    <style:style style:name="T7" style:family="text">
      <style:text-properties officeooo:rsid="002dffc1"/>
    </style:style>
    <style:style style:name="T8" style:family="text">
      <style:text-properties officeooo:rsid="003100fb"/>
    </style:style>
    <style:style style:name="T9" style:family="text">
      <style:text-properties officeooo:rsid="0036810b"/>
    </style:style>
    <style:style style:name="T10" style:family="text">
      <style:text-properties officeooo:rsid="003742b9"/>
    </style:style>
    <style:style style:name="T11" style:family="text">
      <style:text-properties officeooo:rsid="0038b745"/>
    </style:style>
    <style:style style:name="T12" style:family="text">
      <style:text-properties officeooo:rsid="00390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ext:span text:style-name="T5">Natsume-Souseki---Meian--</text:span><text:span text:style-name="T8">trad</text:span></text:p>
      <text:p text:style-name="Marginalia">明暗 : Mei-an 1-24</text:p>
      <text:p text:style-name="Marginalia">夏目漱石 : Natsume-Sôseki</text:p>
      <text:p text:style-name="P2">::<text:line-break/>..:: ::..<text:line-break/><text:span text:style-name="T3">明暗<text:line-break/></text:span><text:span text:style-name="T12">Mei-an </text:span><text:span text:style-name="T7">1-24</text:span><text:line-break/>:....:: ::….:<text:line-break/><text:span text:style-name="T2">夏目漱石<text:line-break/></text:span><text:span text:style-name="T5">Natsume-S</text:span><text:span text:style-name="T12">ô</text:span><text:span text:style-name="T5">seki</text:span><text:span text:style-name="T2"><text:line-break/>..:: ::..</text:span><text:line-break/>.... ....</text:p>
      <text:p text:style-name="P1">.</text:p>
      <text:p text:style-name="P1"/>
      <text:p text:style-name="P1"/>
      <text:p text:style-name="P12"><text:a xlink:type="simple" xlink:href="https://www.aozora.gr.jp/cards/000148/files/782_14969.html" text:style-name="Internet_20_link" text:visited-style-name="Visited_20_Internet_20_Link">https://www.aozora.gr.jp/cards/000148/files/782_14969.html</text:a></text:p>
      <text:p text:style-name="P12"/>
      <text:p text:style-name="P1"/>
      <text:p text:style-name="P1"/>
      <text:p text:style-name="P1"/>
      <text:h text:style-name="Heading_20_1" text:outline-level="1">§ 明暗</text:h>
      <text:p text:style-name="P1">+目次</text:p>
      <text:h text:style-name="Heading_20_2" text:outline-level="2">§ 一</text:h>
      <text:p text:style-name="P9">医者は探りを入れた後で、手術台の上から津田を下した。</text:p>
      <text:p text:style-name="P1">「やっぱり穴が腸まで続いているんでした。この前探った時は、途中に瘢痕の隆起があったので、ついそこが行きどまりだとばかり思って、ああ云ったんですが、今日疎通を好くするために、そいつをがりがり掻き落して見ると、まだ奥があるんです」</text:p>
      <text:p text:style-name="P1">「そうしてそれが腸まで続いているんですか」</text:p>
      <text:p text:style-name="P1">「そうです。五分ぐらいだと思っていたのが約一寸ほどあるんです」</text:p>
      <text:p text:style-name="P1">津田の顔には苦笑の裡に淡く盛り上げられた失望の色が見えた。医者は白いだぶだぶした上着の前に両手を組み合わせたまま、ちょっと首を傾けた。その様子が「御気の毒ですが事実だから仕方がありません。医者は自分の職業に対して虚言を吐く訳に行かないんですから」という意味に受取れた。</text:p>
      <text:p text:style-name="P1">津田は無言のまま帯を締め直して、椅子の背に投げ掛けられた袴を取り上げながらまた医者の方を向いた。</text:p>
      <text:p text:style-name="P1">「腸まで続いているとすると、癒りっこないんですか」</text:p>
      <text:p text:style-name="P1">「そんな事はありません」</text:p>
      <text:p text:style-name="P1">医者は活溌にまた無雑作に津田の言葉を否定した。併せて彼の気分をも否定するごとくに。</text:p>
      <text:p text:style-name="P1">Le médecin, après avoir sondé la plaie, fit descendre Tsuda de la table d’opération.</text:p>
      <text:p text:style-name="P1">"En effet, le trou s’étend jusqu’à l’intestin. La dernière fois que j’ai examiné la blessure, une cicatrice en relief obstruait le passage, et j’ai cru à tort qu’elle marquait la fin du conduit. Mais aujourd’hui, en grattant soigneusement pour améliorer la perméabilité, j’ai découvert qu’il se prolongeait encore."</text:p>
      <text:p text:style-name="P1"><text:soft-page-break/>"Et donc, cela va jusqu’à l’intestin ?"</text:p>
      <text:p text:style-name="P1">"Exact. Ce que je pensais être une profondeur de deux centimètres s’avère en faire près de trois."</text:p>
      <text:p text:style-name="P1">Sur le visage de Tsuda, une expression de déception affleura sous un sourire amer. Le médecin croisa les mains devant sa blouse blanche trop large et inclina légèrement la tête. Son attitude semblait dire : <text:span text:style-name="T9">"</text:span>Je suis désolé, mais c’est un fait. Un médecin ne peut mentir sur son diagnostic.<text:span text:style-name="T9">"</text:span></text:p>
      <text:p text:style-name="P1">Tsuda, sans un mot, resserra sa ceinture, prit le hakama posé sur le dossier de la chaise et se tourna de nouveau vers le médecin.</text:p>
      <text:p text:style-name="P1">"Si cela atteint l’intestin, alors… il n’y a aucun espoir de guérison ?"</text:p>
      <text:p text:style-name="P1">"Pas du tout."</text:p>
      <text:p text:style-name="P1">Le médecin réfuta vivement et sans détour les paroles de Tsuda, comme s’il voulait aussi rejeter son <text:span text:style-name="T9">propre </text:span>découragement.</text:p>
      <text:p text:style-name="P9">「ただ今までのように穴の掃除ばかりしていては駄目なんです。それじゃいつまで経っても肉の上りこはないから、今度は治療法を変えて根本的の手術を一思いにやるよりほかに仕方がありませんね」</text:p>
      <text:p text:style-name="P1">「根本的の治療と云うと」</text:p>
      <text:p text:style-name="P1">「切開です。切開して穴と腸といっしょにしてしまうんです。すると天然自然割かれた面の両側が癒着して来ますから、まあ本式に癒るようになるんです」</text:p>
      <text:p text:style-name="P1">津田は黙って点頭いた。彼の傍には南側の窓下に据えられた洋卓の上に一台の顕微鏡が載っていた。医者と懇意な彼は先刻診察所へ這入った時、物珍らしさに、それを覗かせて貰ったのである。その時八百五十倍の鏡の底に映ったものは、まるで図に撮影ったように鮮やかに見える着色の葡萄状の細菌であった。</text:p>
      <text:p text:style-name="P1">津田は袴を穿いてしまって、その洋卓の上に置いた皮の紙入を取り上げた時、ふとこの細菌の事を思い出した。すると連想が急に彼の胸を不安にした。診察所を出るべく紙入を懐に収めた彼はすでに出ようとしてまた躊躇した。</text:p>
      <text:p text:style-name="P9">"Se contenter de nettoyer la cavité comme jusqu’ici ne <text:soft-page-break/>suffira plus. La chair ne se reformera jamais ainsi. Il faut changer de méthode et procéder sans délai à une intervention radicale, une bonne fois pour toutes."</text:p>
      <text:p text:style-name="P1">"Une intervention radicale, c’est-à-dire ?"</text:p>
      <text:p text:style-name="P1">"Une incision. On ouvre, et on relie la cavité à l’intestin. Ensuite, <text:span text:style-name="T10">l</text:span>es parions finiront par se souder naturellement, et la guérison suivra son cours."</text:p>
      <text:p text:style-name="P1">Tsuda acquiesça en silence. Près de lui, sur <text:s/>le bureau occidental placé sous la fenêtre au sud, trônait un microscope. Comme il était en bons termes avec le médecin, il avait pu, en entrant dans le cabinet un peu plus tôt, jeter un œil <text:span text:style-name="T10">dans</text:span> l’appareil. Ce qu’il avait vu alors, grossi 850 fois, c’étaient des bactéries en forme de grappes de raisin, colorées et nettes comme une illustration.</text:p>
      <text:p text:style-name="P1">Après avoir mis son hakama, Tsuda prit son portefeuille en cuir posé sur le bureau, et repensa soudain à ces bactéries. Cette association d’idées fit naître en lui une inquiétude. Alors qu’il <text:span text:style-name="T10">glissait </text:span>le portefeuille dans sa poche <text:span text:style-name="T10">et </text:span>s’apprêtait à sortir, il hésita.</text:p>
      <text:p text:style-name="P5">Translate in french</text:p>
      <text:p text:style-name="P10">「もし結核性のものだとすると、たとい今おっしゃったような根本的な手術をして、細い溝を全部腸の方へ切り開いてしまっても癒らないんでしょう」</text:p>
      <text:p text:style-name="P1">「結核性なら駄目です。それからそれへと穴を掘って奥の方へ進んで行くんだから、口元だけ治療したって役にゃ立ちません」</text:p>
      <text:p text:style-name="P1">津田は思わず眉を寄せた。</text:p>
      <text:p text:style-name="P1">「私のは結核性じゃないんですか」</text:p>
      <text:p text:style-name="P1">「いえ、結核性じゃありません」</text:p>
      <text:p text:style-name="P1">津田は相手の言葉にどれほどの真実さがあるかを確かめようとして、ちょっと眼を医者の上に据えた。医者は動かなかった。</text:p>
      <text:p text:style-name="P1">「どうしてそれが分るんですか。ただの診察で分るんですか」</text:p>
      <text:p text:style-name="P1">「ええ。診察た様子で分ります」</text:p>
      <text:p text:style-name="P1">その時看護婦が津田の後に廻った患者の名前を室の出口に立って呼んだ。待ち構えていたその患者はすぐ津田の背後に現われた。津田は<text:soft-page-break/>早く退却しなければならなくなった。</text:p>
      <text:p text:style-name="P1">「じゃいつその根本的手術をやっていただけるでしょう」</text:p>
      <text:p text:style-name="P1">「いつでも。あなたの御都合の好い時でようござんす」</text:p>
      <text:p text:style-name="P1">津田は自分の都合を善く考えてから日取をきめる事にして室外に出た。</text:p>
      <text:p text:style-name="P1">"Si c’était de nature tuberculeuse, <text:span text:style-name="T10">alors </text:span>même en pratiquant l’opération radicale dont vous parlez, et en ouvrant complètement la fissure jusqu’à l’intestin, cela ne guérirait pas, n’est-ce pas ?"</text:p>
      <text:p text:style-name="P1">"Si c’est tuberculeux, effectivement, ce sera inutile. La lésion creuserait de plus en plus profond, comme un tunnel. Soigner seulement l’orifice ne servirait à rien."</text:p>
      <text:p text:style-name="P1">Tsuda fronça involontairement les sourcils.</text:p>
      <text:p text:style-name="P1">"Dans mon cas, ce n’est pas tuberculeux ?"</text:p>
      <text:p text:style-name="P1">"Non, ce n’est pas tuberculeux."</text:p>
      <text:p text:style-name="P1">Tsuda fixa un instant le médecin, cherchant à évaluer la véracité de ses paroles. Le médecin ne broncha pas.</text:p>
      <text:p text:style-name="P1">"Comment pouvez-vous en être sûr ? Un simple examen suffit-il à le déterminer ?"</text:p>
      <text:p text:style-name="P1">"Oui, on peut le voir à l’examen."</text:p>
      <text:p text:style-name="P1">À ce moment-là, l’infirmière, debout près de la porte de la salle, appela le nom du patient suivant. Celui-ci, qui attendait <text:span text:style-name="T10">son tour</text:span>, apparut aussitôt derrière Tsuda.Ce dernier comprit qu’il devait libérer la place.</text:p>
      <text:p text:style-name="P1">"Alors, quand pourriez-vous programmer cette opération radicale ?"</text:p>
      <text:p text:style-name="P1">"Quand vous voulez. Cela dépendra de votre convenance."</text:p>
      <text:p text:style-name="P1">Tsuda décida de réfléchir calmement à ses disponibilités avant de fixer une date, <text:span text:style-name="T11">et</text:span> sortit du cabinet</text:p>
      <text:h text:style-name="Heading_20_2" text:outline-level="2">§ 二</text:h>
      <text:p text:style-name="P6">電車に乗った時の彼の気分は沈んでいた。身動きのならないほど客の込み合う中で、彼は釣革にぶら下りながらただ自分の事ばかり考えた。去年の疼痛がありありと記憶の舞台に上った。白いベッドの上に横えられた無残な自分の姿が明かに見えた。鎖を切って逃げる事がで<text:soft-page-break/>きない時に犬の出すような自分の唸り声が判然聴えた。それから冷たい刃物の光と、それが互に触れ合う音と、最後に突然両方の肺臓から一度に空気を搾り出すような恐ろしい力の圧迫と、圧された空気が圧されながらに収縮する事ができないために起るとしか思われない劇しい苦痛とが彼の記憶を襲った。</text:p>
      <text:p text:style-name="P1">彼は不愉快になった。急に気を換えて自分の周囲を眺めた。周囲のものは彼の存在にすら気がつかずにみんな澄ましていた。彼はまた考えつづけた。</text:p>
      <text:p text:style-name="P1">「どうしてあんな苦しい目に会ったんだろう」</text:p>
      <text:p text:style-name="P1">荒川堤へ花見に行った帰り途から何らの予告なしに突発した当時の疼痛について、彼は全くの盲目漢であった。その原因はあらゆる想像のほかにあった。不思議というよりもむしろ恐ろしかった。</text:p>
      <text:p text:style-name="P1">Lorsqu’il monta dans le tramway, il était d’humeur sombre. Coincé dans la foule au point de ne pouvoir bouger, il se tenait à la courroie de suspension et ne pensait qu’à lui-même. La douleur de l’an dernier remonta vivement sur la scène de sa mémoire. Il revit clairement son propre corps, pitoyablement étendu sur le lit blanc. Il entendit distinctement le gémissement qu’il avait poussé, semblable à celui d’un chien, lorsqu’il était incapable de s’échapper, comme enchaîné. Puis lui revinrent l’éclat froid du scalpel, le bruit métallique des instruments qui s’entrechoquent, et enfin la terrible pression, comme si l’on lui avait d’un coup expulsé tout l’air des deux poumons, ainsi que la douleur aiguë, insupportable, qui semblait provenir du fait que l’air, comprimé, ne pouvait plus se contracter davantage.</text:p>
      <text:p text:style-name="P1">Il en fut saisi de malaise. Il détourna brusquement ses pensées et regarda autour de lui. Les gens autour, indifférents à sa présence, gardaient tous un air impassible. Il se remit alors à réfléchir.</text:p>
      <text:p text:style-name="P1">"Pourquoi ai-je dû subir une telle souffrance ?"</text:p>
      <text:p text:style-name="P1">Quant à la douleur soudaine, survenue sans avertissement au retour de la promenade sous les cerisiers sur la berge de l’Arakawa, il n’en savait absolument rien. Sa cause échappait à toute imagination. C’était plus qu’étrange, c’était effrayant.</text:p>
      <text:p text:style-name="P1">「この肉体はいつ何時どんな変に会わないとも限らない。それどこ<text:soft-page-break/>ろか、今現にどんな変がこの肉体のうちに起りつつあるかも知れない。そうして自分は全く知らずにいる。恐ろしい事だ」</text:p>
      <text:p text:style-name="P1">ここまで働らいて来た彼の頭はそこでとまる事ができなかった。どっと後から突き落すような勢で、彼を前の方に押しやった。突然彼は心の中で叫んだ。</text:p>
      <text:p text:style-name="P1">「精神界も同じ事だ。精神界も全く同じ事だ。いつどう変るか分らない。そうしてその変るところをおれは見たのだ」</text:p>
      <text:p text:style-name="P1">彼は思わず唇を固く結んで、あたかも自尊心を傷けられた人のような眼を彼の周囲に向けた。けれども彼の心のうちに何事が起りつつあるかをまるで知らない車中の乗客は、彼の眼遣に対して少しの注意も払わなかった。</text:p>
      <text:p text:style-name="P1">彼の頭は彼の乗っている電車のように、自分自身の軌道の上を走って前へ進むだけであった。彼は二三日前ある友達から聞いたポアンカレーの話を思い出した。彼のために「偶然」の意味を説明してくれたその友達は彼に向ってこう云った。</text:p>
      <text:p text:style-name="P1">「だから君、普通世間で偶然だ偶然だという、いわゆる偶然の出来事というのは、ポアンカレーの説によると、原因があまりに複雑過ぎてちょっと見当がつかない時に云うのだね。ナポレオンが生れるためには或特別の卵と或特別の精虫の配合が必要で、その必要な配合が出来得るためには、またどんな条件が必要であったかと考えて見ると、ほとんど想像がつかないだろう」</text:p>
      <text:p text:style-name="P1">"Ce corps, à tout moment, peut être frappé par n’importe quel mal. Pire encore, peut-être qu’en ce moment même, un changement est en train de se produire à l’intérieur de ce corps sans que je le sache. C’est terrifiant."</text:p>
      <text:p text:style-name="P1">Son esprit, arrivé là, ne pouvait s’arrêter. Comme poussé par une force qui le précipitait en avant, il fut projeté plus loin dans ses pensées. Soudain, il s’écria intérieurement :</text:p>
      <text:p text:style-name="P1">"Le monde de l’esprit, c’est la même chose. C’est exactement la même chose. On ne sait jamais quand, ni comment, il peut changer. Et j’ai été témoin de ce changement."</text:p>
      <text:p text:style-name="P1">Il serra involontairement les lèvres et jeta autour de lui un regard semblable à celui de quelqu’un dont l’amour-propre a <text:soft-page-break/>été blessé. Mais les autres passagers, ignorant tout de ce qui se passait en lui, ne prêtèrent aucune attention à son regard.</text:p>
      <text:p text:style-name="P1">Son esprit, tel le tramway sur lequel il se trouvait, continuait d’avancer sur ses propres rails. Il se souvint alors d’une histoire entendue quelques jours plus tôt de la bouche d’un ami, à propos de Poincaré. Cet ami, qui lui avait expliqué la notion de "hasard", lui avait dit ceci :</text:p>
      <text:p text:style-name="P1">"Tu sais, ce que l’on appelle communément un événement fortuit, selon la théorie de Poincaré, c’est en fait ce qu’on désigne ainsi quand la cause est trop complexe pour qu’on puisse l’appréhender. Par exemple, pour que Napoléon naisse, il a fallu la rencontre d’un ovule et d’un spermatozoïde particuliers, et si tu réfléchis aux conditions nécessaires à cette rencontre, c’est pratiquement inimaginable."</text:p>
      <text:p text:style-name="P1">彼は友達の言葉を、単に与えられた新らしい知識の断片として聞き流す訳に行かなかった。彼はそれをぴたりと自分の身の上に当て篏めて考えた。すると暗い不可思議な力が右に行くべき彼を左に押しやったり、前に進むべき彼を後ろに引き戻したりするように思えた。しかも彼はついぞ今まで自分の行動について他から牽制を受けた覚がなかった。する事はみんな自分の力でし、言う事はことごとく自分の力で言ったに相違なかった。</text:p>
      <text:p text:style-name="P1">「どうしてあの女はあすこへ嫁に行ったのだろう。それは自分で行こうと思ったから行ったに違ない。しかしどうしてもあすこへ嫁に行くはずではなかったのに。そうしてこのおれはまたどうしてあの女と結婚したのだろう。それもおれが貰おうと思ったからこそ結婚が成立したに違ない。しかしおれはいまだかつてあの女を貰おうとは思っていなかったのに。偶然？　ポアンカレーのいわゆる複雑の極致？　何だか解らない」</text:p>
      <text:p text:style-name="P1">彼は電車を降りて考えながら宅の方へ歩いて行った。</text:p>
      <text:p text:style-name="P1">Il ne pouvait pas se contenter d’accueillir ces paroles comme un simple fragment de savoir nouveau. Il les appliqua aussitôt à sa propre existence. Il lui sembla alors qu’une force obscure et mystérieuse le poussait à droite alors qu’il voulait aller à gauche, ou le tirait en arrière alors qu’il voulait avancer. Pourtant, jamais jusqu’ici il n’avait eu le sentiment que ses actes étaient entravés par une force extérieure. Il <text:soft-page-break/>était persuadé d’avoir toujours agi et parlé de sa propre volonté.</text:p>
      <text:p text:style-name="P1">"Pourquoi cette femme est-elle allée se marier là-bas ? Sans doute parce qu’elle l’a voulu. Mais elle n’était pas destinée à s’y marier. Et pourquoi me suis-je marié avec elle ? Sans doute parce que je l’ai voulu, et c’est ainsi que le mariage a eu lieu. Mais jamais je n’avais pensé vouloir l’épouser. Hasard ? L’extrême complexité, selon Poincaré ? Je n’en sais rien."</text:p>
      <text:p text:style-name="P1">Il descendit du tramway, perdu dans ses pensées, et se dirigea vers sa maison</text:p>
      <text:h text:style-name="Heading_20_2" text:outline-level="2">§ 三</text:h>
      <text:p text:style-name="P6">角を曲って細い小路へ這入った時、津田はわが門前に立っている細君の姿を認めた。その細君はこっちを見ていた。しかし津田の影が曲り角から出るや否や、すぐ正面の方へ向き直った。そうして白い繊い手を額の所へ翳すようにあてがって何か見上げる風をした。彼女は津田が自分のすぐ傍へ寄って来るまでその態度を改めなかった。</text:p>
      <text:p text:style-name="P1">「おい何を見ているんだ」</text:p>
      <text:p text:style-name="P1">細君は津田の声を聞くとさも驚ろいたように急にこっちをふり向いた。</text:p>
      <text:p text:style-name="P1">「ああ吃驚した。――御帰り遊ばせ」</text:p>
      <text:p text:style-name="P1">同時に細君は自分のもっているあらゆる眼の輝きを集めて一度に夫の上に注ぎかけた。それから心持腰を曲めて軽い会釈をした。</text:p>
      <text:p text:style-name="P1">半ば細君の嬌態に応じようとした津田は半ば逡巡して立ち留まった。</text:p>
      <text:p text:style-name="P1">「そんな所に立って何をしているんだ」</text:p>
      <text:p text:style-name="P1">「待ってたのよ。御帰りを」</text:p>
      <text:p text:style-name="P1">「だって何か一生懸命に見ていたじゃないか」</text:p>
      <text:p text:style-name="P1">「ええ。あれ雀よ。雀が御向うの宅の二階の庇に巣を食ってるんでしょう」</text:p>
      <text:p text:style-name="P1">津田はちょっと向うの宅の屋根を見上げた。しかしそこには雀らしいものの影も見えなかった。細君はすぐ手を夫の前に出した。</text:p>
      <text:p text:style-name="P1"><text:soft-page-break/>「何だい」</text:p>
      <text:p text:style-name="P1">「洋杖」</text:p>
      <text:p text:style-name="P1">En tournant le coin et entrant dans la petite ruelle, Tsuda aperçut sa femme debout devant leur porte. Elle le regardait. Mais dès que l’ombre de Tsuda apparut au détour, elle se retourna aussitôt vers l’avant. Elle porta alors sa main fine et pâle à son front, comme pour se protéger les yeux du soleil, et fit mine de regarder quelque chose en l’air. Elle ne changea pas d’attitude jusqu’à ce que Tsuda soit tout près d’elle.</text:p>
      <text:p text:style-name="P1">— Hé, qu’est-ce que tu regardes ?</text:p>
      <text:p text:style-name="P1">À la voix de Tsuda, sa femme se retourna brusquement, comme surprise.</text:p>
      <text:p text:style-name="P1">— Oh, tu m’as fait peur… Bienvenue à la maison.</text:p>
      <text:p text:style-name="P1">En même temps, elle rassembla tout l’éclat de son regard et le posa sur son mari, puis elle s’inclina légèrement, fléchissant un peu la taille.</text:p>
      <text:p text:style-name="P1">À moitié tenté de répondre à la coquetterie de sa femme, Tsuda hésita et s’arrêta.</text:p>
      <text:p text:style-name="P1">— Que fais-tu là, debout ?</text:p>
      <text:p text:style-name="P1">— Je t’attendais, pour ton retour.</text:p>
      <text:p text:style-name="P1">— Mais tu semblais regarder quelque chose avec beaucoup d’attention.</text:p>
      <text:p text:style-name="P1">— Oui, c’était un moineau. Il paraît qu’il fait son nid sous l’avant-toit du deuxième étage de la maison d’en face.</text:p>
      <text:p text:style-name="P1">Tsuda leva les yeux vers le toit de la maison d’en face, mais il n’y vit aucune trace de moineau. Sa femme tendit alors la main devant lui.</text:p>
      <text:p text:style-name="P1">— Quoi ?</text:p>
      <text:p text:style-name="P1">— Ta canne.</text:p>
      <text:p text:style-name="P1">津田は始めて気がついたように自分の持っている洋杖を細君に渡した。それを受取った彼女はまた自分で玄関の格子戸を開けて夫を先へ入れた。それから自分も夫の後に跟いて沓脱から上った。</text:p>
      <text:p text:style-name="P1">夫に着物を脱ぎ換えさせた彼女は津田が火鉢の前に坐るか坐らないうちに、また勝手の方から石鹸入を手拭に包んで持って出た。</text:p>
      <text:p text:style-name="P1">「ちょっと今のうち一風呂浴びていらっしゃい。またそこへ坐り込<text:soft-page-break/>むと臆劫になるから」</text:p>
      <text:p text:style-name="P1">津田は仕方なしに手を出して手拭を受取った。しかしすぐ立とうとはしなかった。</text:p>
      <text:p text:style-name="P1">「湯は今日はやめにしようかしら」</text:p>
      <text:p text:style-name="P1">「なぜ。――さっぱりするから行っていらっしゃいよ。帰るとすぐ御飯にして上げますから」</text:p>
      <text:p text:style-name="P1">津田は仕方なしにまた立ち上った。室を出る時、彼はちょっと細君の方をふり返った。</text:p>
      <text:p text:style-name="P1">「今日帰りに小林さんへ寄って診て貰って来たよ」</text:p>
      <text:p text:style-name="P1">「そう。そうしてどうなの、診察の結果は。おおかたもう癒ってるんでしょう」</text:p>
      <text:p text:style-name="P1">「ところが癒らない。いよいよ厄介な事になっちまった」</text:p>
      <text:p text:style-name="P1">Tsuda, comme s’il s’en apercevait seulement maintenant, lui tendit la canne qu’il tenait. Elle la prit, ouvrit elle-même la porte d’entrée et le laissa passer devant. Puis elle le suivit et monta à l’intérieur après lui.</text:p>
      <text:p text:style-name="P1">Après avoir aidé son mari à se changer, elle n’attendit même pas qu’il soit assis devant le brasero pour revenir de la cuisine, portant le porte-savon enveloppé dans une serviette.</text:p>
      <text:p text:style-name="P1">— Allez, va vite prendre un bain tant que tu n’es pas encore assis. Sinon, après, tu n’auras plus le courage d’y aller.</text:p>
      <text:p text:style-name="P1">Tsuda, n’ayant pas le choix, tendit la main pour prendre la serviette, mais il ne se leva pas tout de suite.</text:p>
      <text:p text:style-name="P1">— Peut-être que je vais laisser tomber le bain aujourd’hui…</text:p>
      <text:p text:style-name="P1">— Pourquoi donc ? Ça te fera du bien, vas-y. Dès que tu reviens, je te prépare le dîner.</text:p>
      <text:p text:style-name="P1">Tsuda, résigné, se leva à nouveau. En quittant la pièce, il jeta un coup d’œil à sa femme.</text:p>
      <text:p text:style-name="P1">— Je suis passé voir Kobayashi aujourd’hui au retour, il m’a examiné.</text:p>
      <text:p text:style-name="P1">— Ah bon ? Et alors, qu’a-t-il dit, le résultat de l’examen ? Tu dois être presque guéri, non ?</text:p>
      <text:p text:style-name="P1"><text:soft-page-break/>— Eh bien non, ce n’est pas guéri. Ça devient même encore plus compliqué…</text:p>
      <text:p text:style-name="P1">津田はこう云ったなり、後を聞きたがる細君の質問を聞き捨てにして表へ出た。</text:p>
      <text:p text:style-name="P1">同じ話題が再び夫婦の間に戻って来たのは晩食が済んで津田がまだ自分の室へ引き取らない宵の口であった。</text:p>
      <text:p text:style-name="P1">「厭ね、切るなんて、怖くって。今までのようにそっとしておいたってよかないの」</text:p>
      <text:p text:style-name="P1">「やっぱり医者の方から云うとこのままじゃ危険なんだろうね」</text:p>
      <text:p text:style-name="P1">「だけど厭だわ、あなた。もし切り損ないでもすると」</text:p>
      <text:p text:style-name="P1">細君は濃い恰好の好い眉を心持寄せて夫を見た。津田は取り合ずに笑っていた。すると細君が突然気がついたように訊いた。</text:p>
      <text:p text:style-name="P1">「もし手術をするとすれば、また日曜でなくっちゃいけないんでしょう」</text:p>
      <text:p text:style-name="P1">細君にはこの次の日曜に夫と共に親類から誘われて芝居見物に行く約束があった。</text:p>
      <text:p text:style-name="P1">「まだ席を取ってないんだから構やしないさ、断わったって」</text:p>
      <text:p text:style-name="P1">「でもそりゃ悪いわ、あなた。せっかく親切にああ云ってくれるものを断っちゃ」</text:p>
      <text:p text:style-name="P1">「悪かないよ。相当の事情があって断わるんなら」</text:p>
      <text:p text:style-name="P1">「でもあたし行きたいんですもの」</text:p>
      <text:p text:style-name="P1">「御前は行きたければおいでな」</text:p>
      <text:p text:style-name="P1">「だからあなたもいらっしゃいな、ね。御厭？」</text:p>
      <text:p text:style-name="P1">津田は細君の顔を見て苦笑を洩らした。</text:p>
      <text:p text:style-name="P1">Sur ces mots, Tsuda sortit, laissant sa femme, qui voulait en savoir plus, sans réponse.</text:p>
      <text:p text:style-name="P1">Le même sujet revint entre eux après le dîner, alors que Tsuda n’était pas encore retourné dans sa chambre.</text:p>
      <text:p text:style-name="P1">— C’est terrible, une opération… Ça me fait peur. Tu ne pourrais pas continuer à laisser comme avant, tranquillement ?</text:p>
      <text:p text:style-name="P1"><text:soft-page-break/>— Apparemment, d’après le médecin, ce serait dangereux de continuer comme ça.</text:p>
      <text:p text:style-name="P1">— Mais ça m’inquiète, tu sais. Et si jamais l’opération se passait mal ?</text:p>
      <text:p text:style-name="P1">Sa femme fronça légèrement ses beaux sourcils en le regardant. Tsuda se contenta de sourire. Soudain, sa femme sembla se rappeler quelque chose :</text:p>
      <text:p text:style-name="P1">— Si tu dois te faire opérer, ce sera encore un dimanche, n’est-ce pas ?</text:p>
      <text:p text:style-name="P1">Ils avaient prévu d’aller au théâtre en famille le dimanche suivant, invités par des parents.</text:p>
      <text:p text:style-name="P1">— On n’a pas encore pris les places, ce n’est pas grave, on peut annuler.</text:p>
      <text:p text:style-name="P1">— Mais ce serait malpoli de refuser, alors qu’ils sont si gentils de nous inviter…</text:p>
      <text:p text:style-name="P1">— Ce n’est pas grave. Si on a une bonne raison, on peut refuser.</text:p>
      <text:p text:style-name="P1">— Mais moi, j’aimerais y aller…</text:p>
      <text:p text:style-name="P1">— Eh bien, vas-y si tu veux.</text:p>
      <text:p text:style-name="P1">— Mais je veux que tu viennes aussi, d’accord ? Tu ne veux pas ?</text:p>
      <text:p text:style-name="P1">Tsuda regarda sa femme et laissa échapper un sourire gêné.</text:p>
      <text:h text:style-name="Heading_20_2" text:outline-level="2">§ 四</text:h>
      <text:p text:style-name="P7">細君は色の白い女であった。そのせいで形の好い彼女の眉が一際引立って見えた。彼女はまた癖のようによくその眉を動かした。惜しい事に彼女の眼は細過ぎた。おまけに愛嬌のない一重瞼であった。けれどもその一重瞼の中に輝やく瞳子は漆黒であった。だから非常によく働らいた。或時は専横と云ってもいいくらいに表情を恣ままにした。津田は我知らずこの小さい眼から出る光に牽きつけられる事があった。そうしてまた突然何の原因もなしにその光から跳ね返される事もないではなかった。</text:p>
      <text:p text:style-name="P1">彼がふと眼を上げて細君を見た時、彼は刹那的に彼女の眼に宿る一種の怪しい力を感じた。それは今まで彼女の口にしつつあった甘い言<text:soft-page-break/>葉とは全く釣り合わない妙な輝やきであった。相手の言葉に対して返事をしようとした彼の心の作用がこの眼つきのためにちょっと遮断された。すると彼女はすぐ美くしい歯を出して微笑した。同時に眼の表情があとかたもなく消えた。</text:p>
      <text:p text:style-name="P1">「嘘よ。あたし芝居なんか行かなくってもいいのよ。今のはただ甘ったれたのよ」</text:p>
      <text:p text:style-name="P1">黙った津田はなおしばらく細君から眼を放さなかった。</text:p>
      <text:p text:style-name="P1">「何だってそんなむずかしい顔をして、あたしを御覧になるの。――芝居はもうやめるから、この次の日曜に小林さんに行って手術を受けていらっしゃい。それで好いでしょう。岡本へは二三日中に端書を出すか、でなければ私がちょっと行って断わって来ますから」</text:p>
      <text:p text:style-name="P1">Sa femme avait le teint très pâle. Cela faisait d’autant mieux ressortir la forme élégante de ses sourcils. Elle avait aussi, par habitude, l’art de les faire bouger fréquemment. Dommage que ses yeux fussent trop petits, et, de plus, sans charme, avec une simple paupière unique. Pourtant, dans ces paupières simples, ses prunelles brillaient d’un noir profond. Elles étaient donc d’une grande expressivité, parfois même au point de paraître tyranniques tant elles imposaient leur volonté à son visage. Tsuda se surprenait parfois à être attiré par la lumière qui jaillissait de ces petits yeux. Mais il arrivait aussi qu’il s’en sente soudain repoussé, sans raison apparente.</text:p>
      <text:p text:style-name="P1">Lorsqu’il leva les yeux vers sa femme, il perçut fugitivement une sorte de force étrange logée dans son regard. C’était une lueur singulière, tout à fait en décalage avec la douceur de ses paroles précédentes. L’élan intérieur qui le poussait à lui répondre fut un instant coupé par cette expression. Alors, elle lui sourit, découvrant de belles dents, et l’éclat de ses yeux s’effaça aussitôt.</text:p>
      <text:p text:style-name="P1">— Ce n’est pas vrai. Je n’ai pas besoin d’aller au théâtre. Je faisais juste un peu ma capricieuse, voilà tout.</text:p>
      <text:p text:style-name="P1">Tsuda, silencieux, ne détourna pas les yeux de sa femme pendant un moment.</text:p>
      <text:p text:style-name="P1">— Pourquoi me regardes-tu avec un air si sérieux ? J’arrête pour le théâtre. Va plutôt te faire opérer chez Kobayashi dimanche prochain. Ça ira comme ça. J’enverrai un mot à <text:soft-page-break/>Okamoto dans deux ou trois jours, ou bien j’irai moi-même lui expliquer.</text:p>
      <text:p text:style-name="P1">「御前は行ってもいいんだよ。せっかく誘ってくれたもんだから」</text:p>
      <text:p text:style-name="P1">「いえ私も止しにするわ。芝居よりもあなたの健康の方が大事ですもの」</text:p>
      <text:p text:style-name="P1">津田は自分の受けべき手術についてなお詳しい話を細君にしなければならなかった。</text:p>
      <text:p text:style-name="P1">「手術ってたって、そう腫物の膿を出すように簡単にゃ行かないんだよ。最初下剤をかけてまず腸を綺麗に掃除しておいて、それからいよいよ切開すると、出血の危険があるかも知れないというので、創口へガーゼを詰めたまま、五六日の間はじっとして寝ているんだそうだから。だからたといこの次の日曜に行くとしたところで、どうせ日曜一日じゃ済まないんだ。その代り日曜が延びて月曜になろうとも火曜になろうとも大した違にゃならないし、また日曜を繰り上げて明日にしたところで、明後日にしたところで、やっぱり同じ事なんだ。そこへ行くとまあ楽な病気だね」</text:p>
      <text:p text:style-name="P1">「あんまり楽でもないわあなた、一週間も寝たぎりで動く事ができなくっちゃ」</text:p>
      <text:p text:style-name="P1">細君はまたぴくぴくと眉を動かして見せた。津田はそれに全く無頓着であると云った風に、何か考えながら、二人の間に置かれた長火鉢の縁に右の肘を靠たせて、その中に掛けてある鉄瓶の葢を眺めた。朱銅の葢の下では湯の沸る音が高くした。</text:p>
      <text:p text:style-name="P1">— Tu peux y aller, tu sais. Après tout, ils ont eu la gentillesse de nous inviter.</text:p>
      <text:p text:style-name="P1">— Non, j’y renonce aussi. Ta santé est plus importante que le théâtre.</text:p>
      <text:p text:style-name="P1">Tsuda devait encore expliquer à sa femme en quoi consistait l’opération qu’il devait subir.</text:p>
      <text:p text:style-name="P1">— Tu sais, ce n’est pas aussi simple que de percer un abcès. D’abord, il faut prendre un purgatif pour bien nettoyer les intestins, puis, au moment de l’incision, il y a un risque d’hémorragie, alors on bourre la plaie de gaze et il faut rester allongé, immobile, pendant cinq ou six jours. Donc, même si je vais à l’opération dimanche prochain, ça ne sera pas fini en <text:soft-page-break/>une journée. Mais que ce soit lundi ou mardi, ça ne fait pas grande différence, et même si je devance ou retarde, c’est pareil. En somme, c’est une maladie plutôt facile à gérer.</text:p>
      <text:p text:style-name="P1">— Ce n’est pas si facile que ça, tu sais. Rester couché une semaine sans pouvoir bouger, ce n’est pas rien.</text:p>
      <text:p text:style-name="P1">Sa femme fit à nouveau bouger ses sourcils. Tsuda, feignant l’indifférence, posa son coude droit sur le rebord du long brasero entre eux, et, l’air songeur, fixa le couvercle de la bouilloire en fonte suspendue à l’intérieur. Sous le couvercle de cuivre rouge, l’eau bouillait bruyamment.</text:p>
      <text:p text:style-name="P1">「じゃどうしても御勤めを一週間ばかり休まなくっちゃならないわね」</text:p>
      <text:p text:style-name="P1">「だから吉川さんに会って訳を話して見た上で、日取をきめようかと思っているところだ。黙って休んでも構わないようなもののそうも行かないから」</text:p>
      <text:p text:style-name="P1">「そりゃあなた御話しになる方がいいわ。平生からあんなに御世話になっているんですもの」</text:p>
      <text:p text:style-name="P1">「吉川さんに話したら明日からすぐ入院しろって云うかも知れない」</text:p>
      <text:p text:style-name="P1">入院という言葉を聞いた細君は急に細い眼を広げるようにした。</text:p>
      <text:p text:style-name="P1">「入院？　入院なさるんじゃないでしょう」</text:p>
      <text:p text:style-name="P1">「まあ入院さ」</text:p>
      <text:p text:style-name="P1">「だって小林さんは病院じゃないっていつかおっしゃったじゃないの。みんな外来の患者ばかりだって」</text:p>
      <text:p text:style-name="P1">「病院というほどの病院じゃないが、診察所の二階が空いてるもんだから、そこへ入いる事もできるようになってるんだ」</text:p>
      <text:p text:style-name="P1">「綺麗？」</text:p>
      <text:p text:style-name="P1">津田は苦笑した。</text:p>
      <text:p text:style-name="P1">「自宅よりは少しあ綺麗かも知れない」</text:p>
      <text:p text:style-name="P1">今度は細君が苦笑した。</text:p>
      <text:p text:style-name="P1">— Il faudra donc que tu t’absentes du travail pendant une semaine, n’est-ce pas ?</text:p>
      <text:p text:style-name="P1"><text:soft-page-break/>— Oui, c’est pour ça que je pense en parler à M. Kikkawa avant de fixer la date. Je pourrais m’absenter sans rien dire, mais ce n’est pas correct.</text:p>
      <text:p text:style-name="P1">— Tu as raison, il vaut mieux lui en parler. Il t’a tant aidé, après tout.</text:p>
      <text:p text:style-name="P1">— Il se pourrait bien qu’il me dise de me faire hospitaliser dès demain si je lui explique.</text:p>
      <text:p text:style-name="P1">En entendant le mot « hospitalisation », sa femme ouvrit grand ses petits yeux.</text:p>
      <text:p text:style-name="P1">— Hospitalisé ? Tu ne vas pas être hospitalisé, n’est-ce pas ?</text:p>
      <text:p text:style-name="P1">— Si, probablement.</text:p>
      <text:p text:style-name="P1">— Mais tu m’as dit que chez Kobayashi, ce n’était pas un hôpital, qu’il n’y avait que des consultations externes.</text:p>
      <text:p text:style-name="P1">— Ce n’est pas vraiment un hôpital, mais comme le deuxième étage du cabinet est libre, on peut y rester.</text:p>
      <text:p text:style-name="P1">— C’est propre ?</text:p>
      <text:p text:style-name="P1">Tsuda esquissa un sourire.</text:p>
      <text:p text:style-name="P1">— Peut-être un peu plus propre qu’à la maison.</text:p>
      <text:p text:style-name="P1">Cette fois, sa femme sourit aussi.</text:p>
      <text:h text:style-name="Heading_20_2" text:outline-level="2">§ 五</text:h>
      <text:p text:style-name="P4">Translate in french</text:p>
      <text:p text:style-name="P8">寝る前の一時間か二時間を机に向って過ごす習慣になっていた津田はやがて立ち上った。細君は今まで通りの楽な姿勢で火鉢に倚りかかったまま夫を見上げた。</text:p>
      <text:p text:style-name="P1">「また御勉強？」</text:p>
      <text:p text:style-name="P1">細君は時々立ち上がる夫に向ってこう云った。彼女がこういう時には、いつでもその語調のうちに或物足らなさがあるように津田の耳に響いた。ある時の彼は進んでそれに媚びようとした。ある時の彼はかえって反感的にそれから逃れたくなった。どちらの場合にも、彼の心の奥底には、「そう御前のような女とばかり遊んじゃいられない。おれにはおれでする事があるんだから」という相手を見縊った自覚がぼんやり働らいていた。</text:p>
      <text:p text:style-name="P1"><text:soft-page-break/>彼が黙って間の襖を開けて次の室へ出て行こうとした時、細君はまた彼の背後から声を掛けた。</text:p>
      <text:p text:style-name="P1">「じゃ芝居はもうおやめね。岡本へは私から断っておきましょうね」</text:p>
      <text:p text:style-name="P1">津田はちょっとふり向いた。</text:p>
      <text:p text:style-name="P1">「だから御前はおいでよ、行きたければ。おれは今のような訳で、どうなるか分らないんだから」</text:p>
      <text:p text:style-name="P1">細君は下を向いたぎり夫を見返さなかった。返事もしなかった。津田はそれぎり勾配の急な階子段をぎしぎし踏んで二階へ上った。</text:p>
      <text:p text:style-name="P1">彼の机の上には比較的大きな洋書が一冊載せてあった。彼は坐るなりそれを開いて枝折の挿んである頁を目標にそこから読みにかかった。けれども三四日等閑にしておいた咎が祟って、前後の続き具合がよく解らなかった。それを考え出そうとするためには勢い前の所をもう一遍読み返さなければならないので、気の差した彼は、読む事の代りに、ただ頁をばらばらと翻して書物の厚味ばかりを苦にするように眺めた。すると前途遼遠という気が自から起った。</text:p>
      <text:p text:style-name="P1">彼は結婚後三四カ月目に始めてこの書物を手にした事を思い出した。気がついて見るとそれから今日までにもう二カ月以上も経っているのに、彼の読んだ頁はまだ全体の三分の二にも足らなかった。彼は平生から世間へ出る多くの人が、出るとすぐ書物に遠ざかってしまうのを、さも下らない愚物のように細君の前で罵っていた。それを夫の口癖として聴かされた細君はまた彼を本当の勉強家として認めなければならないほど比較的多くの時間が二階で費やされた。前途遼遠という気と共に、面目ないという心持がどこからか出て来て、意地悪く彼の自尊心を擽った。</text:p>
      <text:p text:style-name="P1">しかし今彼が自分の前に拡げている書物から吸収しようと力めている知識は、彼の日々の業務上に必要なものではなかった。それにはあまりに専門的で、またあまりに高尚過ぎた。学校の講義から得た知識ですら滅多に実際の役に立った例のない今の勤め向きとはほとんど没交渉と云ってもいいくらいのものであった。彼はただそれを一種の自信力として貯えておきたかった。他の注意を惹く粧飾としても身に着けておきたかった。その困難が今の彼に朧気ながら見えて来た時、彼<text:soft-page-break/>は彼の己惚に訊いて見た。</text:p>
      <text:p text:style-name="P1">「そう旨くは行かないものかな」</text:p>
      <text:p text:style-name="P1">彼は黙って煙草を吹かした。それから急に気がついたように書物を伏せて立ち上った。そうして足早に階子段をまたぎしぎし鳴らして下へ降りた。</text:p>
      <text:h text:style-name="Heading_20_2" text:outline-level="2">§ 六</text:h>
      <text:p text:style-name="P1">「おいお延」</text:p>
      <text:p text:style-name="P1">彼は襖越しに細君の名を呼びながら、すぐ唐紙を開けて茶の間の入口に立った。すると長火鉢の傍に坐っている彼女の前に、いつの間にか取り拡げられた美くしい帯と着物の色がたちまち彼の眼に映った。暗い玄関から急に明るい電灯の点いた室を覗いた彼の眼にそれが常よりも際立って華麗に見えた時、彼はちょっと立ち留まって細君の顔と派出やかな模様とを等分に見較べた。</text:p>
      <text:p text:style-name="P1">「今時分そんなものを出してどうするんだい」</text:p>
      <text:p text:style-name="P1">お延は檜扇模様の丸帯の端を膝の上に載せたまま、遠くから津田を見やった。</text:p>
      <text:p text:style-name="P1">「ただ出して見たのよ。あたしこの帯まだ一遍も締めた事がないんですもの」</text:p>
      <text:p text:style-name="P1">「それで今度その服装で芝居に出かけようと云うのかね」</text:p>
      <text:p text:style-name="P1">津田の言葉には皮肉に伴う或冷やかさがあった。お延は何にも答えずに下を向いた。そうしていつもする通り黒い眉をぴくりと動かして見せた。彼女に特異なこの所作は時として変に津田の心を唆かすと共に、時として妙に彼の気持を悪くさせた。彼は黙って縁側へ出て厠の戸を開けた。それからまた二階へ上がろうとした。すると今度は細君の方から彼を呼びとめた。</text:p>
      <text:p text:style-name="P1">「あなた、あなた」</text:p>
      <text:p text:style-name="P1">同時に彼女は立って来た。そうして彼の前を塞ぐようにして訊いた。</text:p>
      <text:p text:style-name="P1">「何か御用なの」</text:p>
      <text:p text:style-name="P1"><text:soft-page-break/>彼の用事は今の彼にとって細君の帯よりも長襦袢よりもむしろ大事なものであった。</text:p>
      <text:p text:style-name="P1">「御父さんからまだ手紙は来なかったかね」</text:p>
      <text:p text:style-name="P1">「いいえ来ればいつもの通り御机の上に載せておきますわ」</text:p>
      <text:p text:style-name="P1">津田はその予期した手紙が机の上に載っていなかったから、わざわざ下りて来たのであった。</text:p>
      <text:p text:style-name="P1">「郵便函の中を探させましょうか」</text:p>
      <text:p text:style-name="P1">「来れば書留だから、郵便函の中へ投げ込んで行くはずはないよ」</text:p>
      <text:p text:style-name="P1">「そうね、だけど念のためだから、あたしちょいと見て来るわ」</text:p>
      <text:p text:style-name="P1">御延は玄関の障子を開けて沓脱へ下りようとした。</text:p>
      <text:p text:style-name="P1">「駄目だよ。書留がそんな中に入ってる訳がないよ」</text:p>
      <text:p text:style-name="P1">「でも書留でなくってただのが入ってるかも知れないから、ちょっと待っていらっしゃい」</text:p>
      <text:p text:style-name="P1">津田はようやく茶の間へ引き返して、先刻飯を食う時に坐った座蒲団が、まだ火鉢の前に元の通り据えてある上に胡坐をかいた。そうしてそこに燦爛と取り乱された濃い友染模様の色を見守った。</text:p>
      <text:p text:style-name="P1">すぐ玄関から取って返したお延の手にははたして一通の書状があった。</text:p>
      <text:p text:style-name="P1">「あってよ、一本。ことによると御父さまからかも知れないわ」</text:p>
      <text:p text:style-name="P1">こう云いながら彼女は明るい電灯の光に白い封筒を照らした。</text:p>
      <text:p text:style-name="P1">「ああ、やっぱりあたしの思った通り、御父さまからよ」</text:p>
      <text:p text:style-name="P1">「何だ書留じゃないのか」</text:p>
      <text:p text:style-name="P1">津田は手紙を受け取るなり、すぐ封を切って読み下した。しかしそれを読んでしまって、また封筒へ収めるために巻き返した時には、彼の手がただ器械的に動くだけであった。彼は自分の手元も見なければ、またお延の顔も見なかった。ぼんやり細君のよそ行着の荒い御召の縞柄を眺めながら独りごとのように云った。</text:p>
      <text:p text:style-name="P1">「困るな」</text:p>
      <text:p text:style-name="P1">「どうなすったの」</text:p>
      <text:p text:style-name="P1"><text:soft-page-break/>「なに大した事じゃない」</text:p>
      <text:p text:style-name="P1">見栄の強い津田は手紙の中に書いてある事を、結婚してまだ間もない細君に話したくなかった。けれどもそれはまた細君に話さなければならない事でもあった。</text:p>
      <text:h text:style-name="Heading_20_2" text:outline-level="2">§ 七</text:h>
      <text:p text:style-name="P1">「今月はいつも通り送金ができないからそっちでどうか都合しておけというんだ。年寄はこれだから困るね。そんならそうともっと早く云ってくれればいいのに、突然金の要る間際になって、こんな事を云って来て……」</text:p>
      <text:p text:style-name="P1">「いったいどういう訳なんでしょう」</text:p>
      <text:p text:style-name="P1">津田はいったん巻き収めた手紙をまた封筒から出して膝の上で繰り拡げた。</text:p>
      <text:p text:style-name="P1">「貸家が二軒先月末に空いちまったんだそうだ。それから塞がってる分からも家賃が入って来ないんだそうだ。そこへ持って来て、庭の手入だの垣根の繕いだので、だいぶ臨時費が嵩んだから今月は送れないって云うんだ」</text:p>
      <text:p text:style-name="P1">彼は開いた手紙を、そのまま火鉢の向う側にいるお延の手に渡した。御延はまた何も云わずにそれを受取ったぎり、別に読もうともしなかった。この冷かな細君の態度を津田は最初から恐れていたのであった。</text:p>
      <text:p text:style-name="P1">「なにそんな家賃なんぞ当にしないだって、送ってさえくれようと思えばどうにでも都合はつくのさ。垣根を繕うたっていくらかかるものかね。煉瓦の塀を一丁も拵えやしまいし」</text:p>
      <text:p text:style-name="P1">津田の言葉に偽はなかった。彼の父はよし富裕でないまでも、毎月息子夫婦のためにその生計の不足を補ってやるくらいの出費に窮する身分ではなかった。ただ彼は地味な人であった。津田から云えば地味過ぎるぐらい質素であった。津田よりもずっと派出好きな細君から見ればほとんど無意味に近い節倹家であった。</text:p>
      <text:p text:style-name="P1">「御父さまはきっと私達が要らない贅沢をして、むやみに御金をぱっぱっと遣うようにでも思っていらっしゃるのよ。きっとそうよ」</text:p>
      <text:p text:style-name="P1"><text:soft-page-break/>「うんこの前京都へ行った時にも何だかそんな事を云ってたじゃないか。年寄はね、何でも自分の若い時の生計を覚えていて、同年輩の今の若いものも、万事自分のして来た通りにしなければならないように考えるんだからね。そりゃ御父さんの三十もおれの三十も年歯に変りはないかも知れないが、周囲はまるで違っているんだからそうは行かないさ。いつかも会へ行く時会費はいくらだと訊くから五円だって云ったら、驚ろいて恐ろしいような顔をした事があるよ」</text:p>
      <text:p text:style-name="P1">津田は平生からお延が自分の父を軽蔑する事を恐れていた。それでいて彼は彼女の前にわが父に対する非難がましい言葉を洩らさなければならなかった。それは本当に彼の感じた通りの言葉であった。同時にお延の批判に対して先手を打つという点で、自分と父の言訳にもなった。</text:p>
      <text:p text:style-name="P1">「で今月はどうするの。ただでさえ足りないところへ持って来て、あなたが手術のために一週間も入院なさると、またそっちの方でもいくらかかかるでしょう」</text:p>
      <text:p text:style-name="P1">夫の手前老人に対する批評を憚かった細君の話頭は、すぐ実際問題の方へ入って来た。津田の答は用意されていなかった。しばらくして彼は小声で独語のように云った。</text:p>
      <text:p text:style-name="P1">「藤井の叔父に金があると、あすこへ行くんだが……」</text:p>
      <text:p text:style-name="P1">お延は夫の顔を見つめた。</text:p>
      <text:p text:style-name="P1">「もう一遍御父さまのところへ云って上げる訳にゃ行かないの。ついでに病気の事も書いて」</text:p>
      <text:p text:style-name="P1">「書いてやれない事もないが、また何とかかとか云って来られると面倒だからね。御父さんに捕まると、そりゃなかなか埒は開かないよ」</text:p>
      <text:p text:style-name="P1">「でもほかに当がなければ仕方なかないの」</text:p>
      <text:p text:style-name="P1">「だから書かないとは云わない。こっちの事情が好く向うへ通じるようにする事はするつもりだが、何しろすぐの間には合わないからな」</text:p>
      <text:p text:style-name="P1">「そうね」</text:p>
      <text:p text:style-name="P1">その時津田は真ともにお延の方を見た。そうして思い切ったような<text:soft-page-break/>口調で云った。</text:p>
      <text:p text:style-name="P1">「どうだ御前岡本さんへ行ってちょっと融通して貰って来ないか」</text:p>
      <text:p text:style-name="P1">§ 八</text:p>
      <text:p text:style-name="P1">「厭よ、あたし」</text:p>
      <text:p text:style-name="P1">お延はすぐ断った。彼女の言葉には何の淀みもなかった。遠慮と斟酌を通り越したその語気が津田にはあまりに不意過ぎた。彼は相当の速力で走っている自動車を、突然停められた時のような衝撃を受けた。彼は自分に同情のない細君に対して気を悪くする前に、まず驚ろいた。そうして細君の顔を眺めた。</text:p>
      <text:p text:style-name="P1">「あたし、厭よ。岡本へ行ってそんな話をするのは」</text:p>
      <text:p text:style-name="P1">お延は再び同じ言葉を夫の前に繰り返した。</text:p>
      <text:p text:style-name="P1">「そうかい。それじゃ強いて頼まないでもいい。しかし……」</text:p>
      <text:p text:style-name="P1">津田がこう云いかけた時、お延は冷かな（けれども落ちついた）夫の言葉を、掬って追い退けるように遮った。</text:p>
      <text:p text:style-name="P1">「だって、あたしきまりが悪いんですもの。いつでも行くたんびに、お延は好い所へ嫁に行って仕合せだ、厄介はなし、生計に困るんじゃなしって云われつけているところへ持って来て、不意にそんな御金の話なんかすると、きっと変な顔をされるにきまっているわ」</text:p>
      <text:p text:style-name="P1">お延が一概に津田の依頼を斥けたのは、夫に同情がないというよりも、むしろ岡本に対する見栄に制せられたのだという事がようやく津田の腑に落ちた。彼の眼のうちに宿った冷やかな光が消えた。</text:p>
      <text:p text:style-name="P1">「そんなに楽な身分のように吹聴しちゃ困るよ。買い被られるのもいいが、時によるとかえってそれがために迷惑しないとも限らないからね」</text:p>
      <text:p text:style-name="P1">「あたし吹聴した覚なんかないわ。ただ向うでそうきめているだけよ」</text:p>
      <text:p text:style-name="P1">津田は追窮もしなかった。お延もそれ以上説明する面倒を取らなかった。二人はちょっと会話を途切らした後でまた実際問題に立ち戻った。しかし今まで自分の経済に関して余り心を痛めた事のない津田には、別にどうしようという分別も出なかった。「御父さんにも困っちまうな」というだけであった。</text:p>
      <text:p text:style-name="P1"><text:soft-page-break/>お延は偶然思いついたように、今までそっちのけにしてあった、自分の晴着と帯に眼を移した。</text:p>
      <text:p text:style-name="P1">「これどうかしましょうか」</text:p>
      <text:p text:style-name="P1">彼女は金の入った厚い帯の端を手に取って、夫の眼に映るように、電灯の光に翳した。津田にはその意味がちょっと呑み込めなかった。</text:p>
      <text:p text:style-name="P1">「どうかするって、どうするんだい」</text:p>
      <text:p text:style-name="P1">「質屋へ持ってったら御金を貸してくれるでしょう」</text:p>
      <text:p text:style-name="P1">津田は驚ろかされた。自分がいまだかつて経験した事のないようなやりくり算段を、嫁に来たての若い細君が、疾くの昔から承知しているとすれば、それは彼にとって驚ろくべき価値のある発見に相違なかった。</text:p>
      <text:p text:style-name="P1">「御前自分の着物かなんか質に入れた事があるのかい」</text:p>
      <text:p text:style-name="P1">「ないわ、そんな事」</text:p>
      <text:p text:style-name="P1">お延は笑いながら、軽蔑むような口調で津田の問を打ち消した。</text:p>
      <text:p text:style-name="P1">「じゃ質に入れるにしたところで様子が分らないだろう」</text:p>
      <text:p text:style-name="P1">「ええ。だけどそんな事何でもないでしょう。入れると事がきまれば」</text:p>
      <text:p text:style-name="P1">津田は極端な場合のほか、自分の細君にそうした下卑た真似をさせたくなかった。お延は弁解した。</text:p>
      <text:p text:style-name="P1">「時が知ってるのよ。あの婢は宅にいる時分よく風呂敷包を抱えて質屋へ使いに行った事があるんですって。それから近頃じゃ端書さえ出せば、向うから品物を受取りに来てくれるっていうじゃありませんか」</text:p>
      <text:p text:style-name="P1">細君が大事な着物や帯を自分のために提供してくれるのは津田にとって嬉しい事実であった。しかしそれをあえてさせるのはまた彼にとっての苦痛にほかならなかった。細君に対して気の毒というよりもむしろ夫の矜りを傷けるという意味において彼は躊躇した。</text:p>
      <text:p text:style-name="P1">「まあよく考えて見よう」</text:p>
      <text:p text:style-name="P1">彼は金策上何らの解決も与えずにまた二階へ上って行った。</text:p>
      <text:p text:style-name="P1">§ 九</text:p>
      <text:p text:style-name="P1"><text:soft-page-break/>翌日津田は例のごとく自分の勤め先へ出た。彼は午前に一回ひょっくり階子段の途中で吉川に出会った。しかし彼は下りがけ、向は上りがけだったので、擦れ違に叮嚀な御辞儀をしたぎり、彼は何にも云わなかった。もう午飯に間もないという頃、彼はそっと吉川の室の戸を敲いて、遠慮がちな顔を半分ほど中へ出した。その時吉川は煙草を吹かしながら客と話をしていた。その客は無論彼の知らない人であった。彼が戸を半分ほど開けた時、今まで調子づいていたらしい主客の会話が突然止まった。そうして二人ともこっちを向いた。</text:p>
      <text:p text:style-name="P1">「何か用かい」</text:p>
      <text:p text:style-name="P1">吉川から先へ言葉をかけられた津田は室の入口で立ちどまった。</text:p>
      <text:p text:style-name="P1">「ちょっと……」</text:p>
      <text:p text:style-name="P1">「君自身の用事かい」</text:p>
      <text:p text:style-name="P1">津田は固より表向の用事で、この室へ始終出入すべき人ではなかった。跋の悪そうな顔つきをした彼は答えた。</text:p>
      <text:p text:style-name="P1">「そうです。ちょっと……」</text:p>
      <text:p text:style-name="P1">「そんなら後にしてくれたまえ。今少し差支えるから」</text:p>
      <text:p text:style-name="P1">「はあ。気がつかない事をして失礼しました」</text:p>
      <text:p text:style-name="P1">音のしないように戸を締めた津田はまた自分の机の前に帰った。</text:p>
      <text:p text:style-name="P1">午後になってから彼は二返ばかり同じ戸の前に立った。しかし二返共吉川の姿はそこに見えなかった。</text:p>
      <text:p text:style-name="P1">「どこかへ行かれたのかい」</text:p>
      <text:p text:style-name="P1">津田は下へ降りたついでに玄関にいる給使に訊いた。眼鼻だちの整ったその少年は、石段の下に寝ている毛の長い茶色の犬の方へ自分の手を長く出して、それを段上へ招き寄せる魔術のごとくに口笛を鳴らしていた。</text:p>
      <text:p text:style-name="P1">「ええ先刻御客さまといっしょに御出かけになりました。ことによると今日はもうこちらへは御帰りにならないかも知れませんよ」</text:p>
      <text:p text:style-name="P1">毎日人の出入の番ばかりして暮しているこの給使は、少なくともこの点にかけて、津田よりも確な予言者であった。津田はだれが伴れて来たか分らない茶色の犬と、それからその犬を友達にしようとして大<text:soft-page-break/>いに骨を折っているこの給使とをそのままにしておいて、また自分の机の前に立ち戻った。そうしてそこで定刻まで例のごとく事務を執った。</text:p>
      <text:p text:style-name="P1">時間になった時、彼はほかの人よりも一足後れて大きな建物を出た。彼はいつもの通り停留所の方へ歩きながら、ふと思い出したように、また隠袋から時計を出して眺めた。それは精密な時刻を知るためよりもむしろ自分の歩いて行く方向を決するためであった。帰りに吉川の私宅へ寄ったものか、止したものかと考えて、無意味に時計と相談したと同じ事であった。</text:p>
      <text:p text:style-name="P1">彼はとうとう自分の家とは反対の方角に走る電車に飛び乗った。吉川の不在勝な事をよく知り抜いている彼は、宅まで行ったところで必ず会えるとも思っていなかった。たまさかいたにしたところで、都合が悪ければ会わずに帰されるだけだという事も承知していた。しかし彼としては時々吉川家の門を潜る必要があった。それは礼儀のためでもあった。義理のためでもあった。また利害のためでもあった。最後には単なる虚栄心のためでもあった。</text:p>
      <text:p text:style-name="P1">「津田は吉川と特別の知り合である」</text:p>
      <text:p text:style-name="P1">彼は時々こういう事実を背中に背負って見たくなった。それからその荷を背負ったままみんなの前に立ちたくなった。しかも自ら重んずるといった風の彼の平生の態度を毫も崩さずに、この事実を背負っていたかった。物をなるべく奥の方へ押し隠しながら、その押し隠しているところを、かえって他に見せたがるのと同じような心理作用の下に、彼は今吉川の玄関に立った。そうして彼自身は飽くまでも用事のためにわざわざここへ来たものと自分を解釈していた。</text:p>
      <text:p text:style-name="P1">§ 十</text:p>
      <text:p text:style-name="P1">厳めしい表玄関の戸はいつもの通り締まっていた。津田はその上半部に透し彫のように篏め込まれた厚い格子の中を何気なく覗いた。中には大きな花崗石の沓脱が静かに横たわっていた。それから天井の真中から蒼黒い色をした鋳物の電灯笠が下がっていた。今までついぞここに足を踏み込んだ例のない彼はわざとそこを通り越して横手へ廻った。そうして書生部屋のすぐ傍にある内玄関から案内を頼んだ。</text:p>
      <text:p text:style-name="P1">「まだ御帰りになりません」</text:p>
      <text:p text:style-name="P1"><text:soft-page-break/>小倉の袴を着けて彼の前に膝をついた書生の返事は簡単であった。それですぐ相手が帰るものと呑み込んでいるらしい彼の様子が少し津田を弱らせた。津田はとうとう折り返して訊いた。</text:p>
      <text:p text:style-name="P1">「奥さんはおいでですか」</text:p>
      <text:p text:style-name="P1">「奥さんはいらっしゃいます」</text:p>
      <text:p text:style-name="P1">事実を云うと津田は吉川よりもかえって細君の方と懇意であった。足をここまで運んで来る途中の彼の頭の中には、すでに最初から細君に会おうという気分がだいぶ働らいていた。</text:p>
      <text:p text:style-name="P1">「ではどうぞ奥さんに」</text:p>
      <text:p text:style-name="P1">彼はまだ自分の顔を知らないこの新らしい書生に、もう一返取次を頼み直した。書生は厭な顔もせずに奥へ入った。それからまた出て来た時、少し改まった口調で、「奥さんが御目におかかりになるとおっしゃいますからどうぞ」と云って彼を西洋建の応接間へ案内した。</text:p>
      <text:p text:style-name="P1">彼がそこにある椅子に腰をかけるや否や、まだ茶も莨盆も運ばれない先に、細君はすぐ顔を出した。</text:p>
      <text:p text:style-name="P1">「今御帰りがけ？」</text:p>
      <text:p text:style-name="P1">彼はおろした腰をまた立てなければならなかった。</text:p>
      <text:p text:style-name="P1">「奥さんはどうなすって」</text:p>
      <text:p text:style-name="P1">津田の挨拶に軽い会釈をしたなり席に着いた細君はすぐこう訊いた。津田はちょっと苦笑した。何と返事をしていいか分らなかった。</text:p>
      <text:p text:style-name="P1">「奥さんができたせいか近頃はあんまり宅へいらっしゃらなくなったようね」</text:p>
      <text:p text:style-name="P1">細君の言葉には遠慮も何もなかった。彼女は自分の前に年齢下の男を見るだけであった。そうしてその年齢下の男はかねて眼下の男であった。</text:p>
      <text:p text:style-name="P1">「まだ嬉しいんでしょう」</text:p>
      <text:p text:style-name="P1">津田は軽く砂を揚げて来る風を、じっとしてやり過ごす時のように、おとなしくしていた。</text:p>
      <text:p text:style-name="P1">「だけど、もうよっぽどになるわね、結婚なすってから」</text:p>
      <text:p text:style-name="P1">「ええもう半歳と少しになります」</text:p>
      <text:p text:style-name="P1"><text:soft-page-break/>「早いものね、ついこの間だと思っていたのに。――それでどうなのこの頃は」</text:p>
      <text:p text:style-name="P1">「何がです」</text:p>
      <text:p text:style-name="P1">「御夫婦仲がよ」</text:p>
      <text:p text:style-name="P1">「別にどうという事もありません」</text:p>
      <text:p text:style-name="P1">「じゃもう嬉しいところは通り越しちまったの。嘘をおっしゃい」</text:p>
      <text:p text:style-name="P1">「嬉しいところなんか始めからないんですから、仕方がありません」</text:p>
      <text:p text:style-name="P1">「じゃこれからよ。もし始めからないなら、これからよ、嬉しいところの出て来るのは」</text:p>
      <text:p text:style-name="P1">「ありがとう、じゃ楽しみにして待っていましょう」</text:p>
      <text:p text:style-name="P1">「時にあなた御いくつ？」</text:p>
      <text:p text:style-name="P1">「もうたくさんです」</text:p>
      <text:p text:style-name="P1">「たくさんじゃないわよ。ちょっと伺いたいから伺ったんだから、正直に淡泊とおっしゃいよ」</text:p>
      <text:p text:style-name="P1">「じゃ申し上げます。実は三十です」</text:p>
      <text:p text:style-name="P1">「すると来年はもう一ね」</text:p>
      <text:p text:style-name="P1">「順に行けばまあそうなる勘定です」</text:p>
      <text:p text:style-name="P1">「お延さんは？」</text:p>
      <text:p text:style-name="P1">「あいつは三です」</text:p>
      <text:p text:style-name="P1">「来年？」</text:p>
      <text:p text:style-name="P1">「いえ今年」</text:p>
      <text:p text:style-name="P1">§ 十一</text:p>
      <text:p text:style-name="P1">吉川の細君はこんな調子でよく津田に調戯った。機嫌の好い時はなおさらであった。津田も折々は向うを調戯い返した。けれども彼の見た細君の態度には、笑談とも真面目とも片のつかない或物が閃めく事がたびたびあった。そんな場合に出会うと、根強い性質に出来上っている彼は、談話の途中でよく拘泥った。そうしてもし事情が許すならば、どこまでも話の根を掘じって、相手の本意を突き留めようとし<text:soft-page-break/>た。遠慮のためにそこまで行けない時は、黙って相手の顔色だけを注視した。その時の彼の眼には必然の結果としていつでも軽い疑いの雲がかかった。それが臆病にも見えた。注意深くも見えた。または自衛的に慢ぶる神経の光を放つかのごとくにも見えた。最後に、「思慮に充ちた不安」とでも形容してしかるべき一種の匂も帯びていた。吉川の細君は津田に会うたんびに、一度か二度きっと彼をそこまで追い込んだ。津田はまたそれと自覚しながらいつの間にかそこへ引き摺り込まれた。</text:p>
      <text:p text:style-name="P1">「奥さんはずいぶん意地が悪いですね」</text:p>
      <text:p text:style-name="P1">「どうして？　あなた方の御年歯を伺ったのが意地が悪いの」</text:p>
      <text:p text:style-name="P1">「そう云う訳でもないですが、何だか意味のあるような、またないような訊き方をしておいて、わざとその後をおっしゃらないんだから」</text:p>
      <text:p text:style-name="P1">「後なんかありゃしないわよ。いったいあなたはあんまり研究家だから駄目ね。学問をするには研究が必要かも知れないけれども、交際に研究は禁物よ。あなたがその癖をやめると、もっと人好のする好い男になれるんだけれども」</text:p>
      <text:p text:style-name="P1">津田は少し痛かった。けれどもそれは彼の胸に来る痛さで、彼の頭に応える痛さではなかった。彼の頭はこの露骨な打撃の前に冷然として相手を見下していた。細君は微笑した。</text:p>
      <text:p text:style-name="P1">「嘘だと思うなら、帰ってあなたの奥さんに訊いて御覧遊ばせ。お延さんもきっと私と同意見だから。お延さんばかりじゃないわ、まだほかにもう一人あるはずよ、きっと」</text:p>
      <text:p text:style-name="P1">津田の顔が急に堅くなった。唇の肉が少し動いた。彼は眼を自分の膝の上に落したぎり何も答えなかった。</text:p>
      <text:p text:style-name="P1">「解ったでしょう、誰だか」</text:p>
      <text:p text:style-name="P1">細君は彼の顔を覗き込むようにして訊いた。彼は固よりその誰であるかをよく承知していた。けれども細君の云う事を肯定する気は毫もなかった。再び顔を上げた時、彼は沈黙の眼を細君の方に向けた。その眼が無言の裡に何を語っているか、細君には解らなかった。</text:p>
      <text:p text:style-name="P1">「御気に障ったら堪忍してちょうだい。そう云うつもりで云ったん<text:soft-page-break/>じゃないんだから」</text:p>
      <text:p text:style-name="P1">「いえ何とも思っちゃいません」</text:p>
      <text:p text:style-name="P1">「本当に？」</text:p>
      <text:p text:style-name="P1">「本当に何とも思っちゃいません」</text:p>
      <text:p text:style-name="P1">「それでやっと安心した」</text:p>
      <text:p text:style-name="P1">細君はすぐ元の軽い調子を恢復した。</text:p>
      <text:p text:style-name="P1">「あなたまだどこか子供子供したところがあるのね、こうして話していると。だから男は損なようでやっぱり得なのね。あなたはそら今おっしゃった通りちょうどでしょう、それからお延さんが今年三になるんだから、年歯でいうと、よっぽど違うんだけれども、様子からいうと、かえって奥さんの方が更けてるくらいよ。更けてると云っちゃ失礼に当るかも知れないけれども、何と云ったらいいでしょうね、まあ……」</text:p>
      <text:p text:style-name="P1">細君は津田を前に置いてお延の様子を形容する言葉を思案するらしかった。津田は多少の好奇心をもって、それを待ち受けた。</text:p>
      <text:p text:style-name="P1">「まあ老成よ。本当に怜悧な方ね、あんな怜悧な方は滅多に見た事がない。大事にして御上げなさいよ」</text:p>
      <text:p text:style-name="P1">細君の語勢からいうと、「大事にしてやれ」という代りに、「よく気をつけろ」と云っても大した変りはなかった。</text:p>
      <text:p text:style-name="P1">§ 十二</text:p>
      <text:p text:style-name="P1">その時二人の頭の上に下っている電灯がぱっと点いた。先刻取次に出た書生がそっと室の中へ入って来て、音のしないようにブラインドを卸ろして、また無言のまま出て行った。瓦斯煖炉の色のだんだん濃くなって来るのを、最前から注意して見ていた津田は、黙って書生の後姿を目送した。もう好い加減に話を切り上げて帰らなければならないという気がした。彼は自分の前に置かれた紅茶茶碗の底に冷たく浮いている檸檬の一切を除けるようにしてその余りを残りなく啜った。そうしてそれを相図に、自分の持って来た用事を細君に打ち明けた。用事は固より単簡であった。けれども細君の諾否だけですぐ決定されべき性質のものではなかった。彼の自由に使用したいという一週間前後の時日を、月のどこへ置いていいか、そこは彼女にもまるで解らな<text:soft-page-break/>かった。</text:p>
      <text:p text:style-name="P1">「いつだって構やしないんでしょう。繰合せさえつけば」</text:p>
      <text:p text:style-name="P1">彼女はさも無雑作な口ぶりで津田に好意を表してくれた。</text:p>
      <text:p text:style-name="P1">「無論繰合せはつくようにしておいたんですが……」</text:p>
      <text:p text:style-name="P1">「じゃ好いじゃありませんか。明日から休んだって」</text:p>
      <text:p text:style-name="P1">「でもちょっと伺った上でないと」</text:p>
      <text:p text:style-name="P1">「じゃ帰ったら私からよく話しておきましょう。心配する事も何にもないわ」</text:p>
      <text:p text:style-name="P1">細君は快よく引き受けた。あたかも自分が他のために働らいてやる用事がまた一つできたのを喜こぶようにも見えた。津田はこの機嫌のいい、そして同情のある夫人を自分の前に見るのが嬉しかった。自分の態度なり所作なりが原動力になって、相手をそうさせたのだという自覚が彼をなおさら嬉しくした。</text:p>
      <text:p text:style-name="P1">彼はある意味において、この細君から子供扱いにされるのを好いていた。それは子供扱いにされるために二人の間に起る一種の親しみを自分が握る事ができたからである。そうしてその親しみをよくよく立ち割って見ると、やはり男女両性の間にしか起り得ない特殊な親しみであった。例えて云うと、或人が茶屋女などに突然背中を打やされた刹那に受ける快感に近い或物であった。</text:p>
      <text:p text:style-name="P1">同時に彼は吉川の細君などがどうしても子供扱いにする事のできない自己を裕にもっていた。彼はその自己をわざと押し蔵して細君の前に立つ用意を忘れなかった。かくして彼は心置なく細君から嬲られる時の軽い感じを前に受けながら、背後はいつでも自分の築いた厚い重い壁に倚りかかっていた。</text:p>
      <text:p text:style-name="P1">彼が用事を済まして椅子を離れようとした時、細君は突然口を開いた。</text:p>
      <text:p text:style-name="P1">「また子供のように泣いたり唸ったりしちゃいけませんよ。大きな体をして」</text:p>
      <text:p text:style-name="P1">津田は思わず去年の苦痛を思い出した。</text:p>
      <text:p text:style-name="P1">「あの時は実際弱りました。唐紙の開閉が局部に応えて、そのたんびにぴくんぴくんと身体全体が寝床の上で飛び上ったくらいなんです<text:soft-page-break/>から。しかし今度は大丈夫です」</text:p>
      <text:p text:style-name="P1">「そう？　誰が受合ってくれたの。何だか解ったもんじゃないわね。あんまり口幅ったい事をおっしゃると、見届けに行きますよ」</text:p>
      <text:p text:style-name="P1">「あなたに見舞に来ていただけるような所じゃありません。狭くって汚なくって変な部屋なんですから」</text:p>
      <text:p text:style-name="P1">「いっこう構わないわ」</text:p>
      <text:p text:style-name="P1">細君の様子は本気なのか調戯うのかちょっと要領を得なかった。医者の専門が、自分の病気以外の或方面に属するので、婦人などはあまりそこへ近づかない方がいいと云おうとした津田は、少し口籠って躊躇した。細君は虚に乗じて肉薄した。</text:p>
      <text:p text:style-name="P1">「行きますよ、少しあなたに話す事があるから。お延さんの前じゃ話しにくい事なんだから」</text:p>
      <text:p text:style-name="P1">「じゃそのうちまた私の方から伺います」</text:p>
      <text:p text:style-name="P1">細君は逃げるようにして立った津田を、笑い声と共に応接間から送り出した。</text:p>
      <text:p text:style-name="P1">§ 十三</text:p>
      <text:p text:style-name="P1">往来へ出た津田の足はしだいに吉川の家を遠ざかった。けれども彼の頭は彼の足ほど早く今までいた応接間を離れる訳に行かなかった。彼は比較的人通りの少ない宵闇の町を歩きながら、やはり明るい室内の光景をちらちら見た。</text:p>
      <text:p text:style-name="P1">冷たそうに燦つく肌合の七宝製の花瓶、その花瓶の滑らかな表面に流れる華麗な模様の色、卓上に運ばれた銀きせの丸盆、同じ色の角砂糖入と牛乳入、蒼黒い地の中に茶の唐草模様を浮かした重そうな窓掛、三隅に金箔を置いた装飾用のアルバム、――こういうものの強い刺戟が、すでに明るい電灯の下を去って、暗い戸外へ出た彼の眼の中を不秩序に往来した。</text:p>
      <text:p text:style-name="P1">彼は無論この渦まく色の中に坐っている女主人公の幻影を忘れる事ができなかった。彼は歩きながら先刻彼女と取り換わせた会話を、ぽつりぽつり思い出した。そうしてその或部分に来ると、あたかも炒豆を口に入れた人のように、咀嚼しつつ味わった。</text:p>
      <text:p text:style-name="P1">「あの細君はことによると、まだあの事件について、おれに何か話<text:soft-page-break/>をする気かも知れない。その話を実はおれは聞きたくないのだ。しかしまた非常に聞きたいのだ」</text:p>
      <text:p text:style-name="P1">彼はこの矛盾した両面を自分の胸の中で自分に公言した時、たちまちわが弱点を曝露した人のように、暗い路の上で赤面した。彼はその赤面を通り抜けるために、わざとすぐ先へ出た。</text:p>
      <text:p text:style-name="P1">「もしあの細君があの事件についておれに何か云い出す気があるとすると、その主意ははたしてどこにあるだろう」</text:p>
      <text:p text:style-name="P1">今の津田はけっしてこの問題に解決を与える事ができなかった。</text:p>
      <text:p text:style-name="P1">「おれに調戯うため？」</text:p>
      <text:p text:style-name="P1">それは何とも云えなかった。彼女は元来他に調戯う事の好な女であった。そうして二人の間柄はその方面の自由を彼女に与えるに充分であった。その上彼女の地位は知らず知らずの間に今の彼女を放慢にした。彼を焦らす事から受け得られる単なる快感のために、遠慮の埒を平気で跨ぐかも知れなかった。</text:p>
      <text:p text:style-name="P1">「もしそうでないとしたら、……おれに対する同情のため？　おれを贔負にし過ぎるため？」</text:p>
      <text:p text:style-name="P1">それも何とも云えなかった。今までの彼女は実際彼に対して親切でもあり、また贔負にもしてくれた。</text:p>
      <text:p text:style-name="P1">彼は広い通りへ来てそこから電車へ乗った。堀端を沿うて走るその電車の窓硝子の外には、黒い水と黒い土手と、それからその土手の上に蟠まる黒い松の木が見えるだけであった。</text:p>
      <text:p text:style-name="P1">車内の片隅に席を取った彼は、窓を透してこのさむざむしい秋の夜の景色にちょっと眼を注いだ後、すぐまたほかの事を考えなければならなかった。彼は面倒になって昨夕はそのままにしておいた金の工面をどうかしなければならない位地にあった。彼はすぐまた吉川の細君の事を思い出した。</text:p>
      <text:p text:style-name="P1">「先刻事情を打ち明けてこっちから云い出しさえすれば訳はなかったのに」</text:p>
      <text:p text:style-name="P1">そう思うと、自分が気を利かしたつもりで、こう早く席を立って来てしまったのが残り惜しくなった。と云って、今さらその用事だけで、また彼女に会いに行く勇気は彼には全くなかった。</text:p>
      <text:p text:style-name="P1"><text:soft-page-break/>電車を下りて橋を渡る時、彼は暗い欄干の下に蹲踞まる乞食を見た。その乞食は動く黒い影のように彼の前に頭を下げた。彼は身に薄い外套を着けていた。季節からいうとむしろ早過ぎる瓦斯煖炉の温かい※(「陷のつくり＋炎」、第3水準1-87-64)をもう見て来た。けれども乞食と彼との懸隔は今の彼の眼中にはほとんど入る余地がなかった。彼は窮した人のように感じた。父が例月の通り金を送ってくれないのが不都合に思われた。</text:p>
      <text:p text:style-name="P1">§ 十四</text:p>
      <text:p text:style-name="P1">津田は同じ気分で自分の宅の門前まで歩いた。彼が玄関の格子へ手を掛けようとすると、格子のまだ開かない先に、障子の方がすうと開いた。そうしてお延の姿がいつの間にか彼の前に現われていた。彼は吃驚したように、薄化粧を施こした彼女の横顔を眺めた。</text:p>
      <text:p text:style-name="P1">彼は結婚後こんな事でよく自分の細君から驚ろかされた。彼女の行為は時として夫の先を越すという悪い結果を生む代りに、時としては非常に気の利いた証拠をも挙げた。日常瑣末の事件のうちに、よくこの特色を発揮する彼女の所作を、津田は時々自分の眼先にちらつく洋刀の光のように眺める事があった。小さいながら冴えているという感じと共に、どこか気味の悪いという心持も起った。</text:p>
      <text:p text:style-name="P1">咄嗟の場合津田はお延が何かの力で自分の帰りを予感したように思った。けれどもその訳を訊く気にはならなかった。訳を訊いて笑いながらはぐらかされるのは、夫の敗北のように見えた。</text:p>
      <text:p text:style-name="P1">彼は澄まして玄関から上へ上がった。そうしてすぐ着物を着換えた。茶の間の火鉢の前には黒塗の足のついた膳の上に布巾を掛けたのが、彼の帰りを待ち受けるごとくに据えてあった。</text:p>
      <text:p text:style-name="P1">「今日もどこかへ御廻り？」</text:p>
      <text:p text:style-name="P1">津田が一定の時刻に宅へ帰らないと、お延はきっとこういう質問を掛けた。勢い津田は何とか返事をしなければならなかった。しかしそう用事ばかりで遅くなるとも限らないので、時によると彼の答は変に曖昧なものになった。そんな場合の彼は、自分のために薄化粧をしたお延の顔をわざと見ないようにした。</text:p>
      <text:p text:style-name="P1">「あてて見ましょうか」</text:p>
      <text:p text:style-name="P1"><text:soft-page-break/>「うん」</text:p>
      <text:p text:style-name="P1">今日の津田はいかにも平気であった。</text:p>
      <text:p text:style-name="P1">「吉川さんでしょう」</text:p>
      <text:p text:style-name="P1">「よくあたるね」</text:p>
      <text:p text:style-name="P1">「たいてい容子で解りますわ」</text:p>
      <text:p text:style-name="P1">「そうかね。もっとも昨夜吉川さんに話をしてから手術の日取をきめる事にしようって云ったんだから、あたる訳は訳だね」</text:p>
      <text:p text:style-name="P1">「そんな事がなくったって、妾あてるわ」</text:p>
      <text:p text:style-name="P1">「そうか。偉いね」</text:p>
      <text:p text:style-name="P1">津田は吉川の細君に頼んで来た要点だけをお延に伝えた。</text:p>
      <text:p text:style-name="P1">「じゃいつから、その治療に取りかかるの」</text:p>
      <text:p text:style-name="P1">「そういう訳だから、まあいつからでも構わないようなもんだけれども……」</text:p>
      <text:p text:style-name="P1">津田の腹には、その治療にとりかかる前に、是非金の工面をしなければならないという屈託があった。その額は無論大したものではなかった。しかし大した額でないだけに、これという簡便な調達方の胸に浮ばない彼を、なお焦つかせた。</text:p>
      <text:p text:style-name="P1">彼は神田にいる妹の事をちょっと思い浮べて見たが、そこへ足を向ける気にはどうしてもなれなかった。彼が結婚後家計膨脹という名義の下に、毎月の不足を、京都にいる父から填補して貰う事になった一面には、盆暮の賞与で、その何分かを返済するという条件があった。彼はいろいろの事情から、この夏その条件を履行しなかったために、彼の父はすでに感情を害していた。それを知っている妹はまた大体の上においてむしろ父の同情者であった。妹の夫の手前、金の問題などを彼女の前に持ち出すのを最初から屑よしとしなかった彼は、この事情のために、なおさら堅くなった。彼はやむをえなければ、お延の忠告通り、もう一返父に手紙を出して事情を訴えるよりほかに仕方がないと思った。それには今の病気を、少し手重に書くのが得策だろうとも考えた。父母に心配をかけない程度で、実際の事実に多少の光沢を着けるくらいの事は、良心の苦痛を忍ばないで誰にでもできる手加減であった。</text:p>
      <text:p text:style-name="P1"><text:soft-page-break/>「お延昨夜お前の云った通りもう一遍御父さんに手紙を出そうよ」</text:p>
      <text:p text:style-name="P1">「そう。でも……」</text:p>
      <text:p text:style-name="P1">お延は「でも」と云ったなり津田を見た。津田は構わず二階へ上って机の前に坐った。</text:p>
      <text:p text:style-name="P1">§ 十五</text:p>
      <text:p text:style-name="P1">西洋流のレターペーパーを使いつけた彼は、机の抽斗からラヴェンダー色の紙と封筒とを取り出して、その紙の上へ万年筆で何心なく二三行書きかけた時、ふと気がついた。彼の父は洋筆や万年筆でだらしなく綴られた言文一致の手紙などを、自分の伜から受け取る事は平生からあまり喜こんでいなかった。彼は遠くにいる父の顔を眼の前に思い浮べながら、苦笑して筆を擱いた。手紙を書いてやったところでとうてい効能はあるまいという気が続いて起った。彼は木炭紙に似たざらつく厚い紙の余りへ、山羊髯を生やした細面の父の顔をいたずらにスケッチして、どうしようかと考えた。</text:p>
      <text:p text:style-name="P1">やがて彼は決心して立ち上った。襖を開けて、二階の上り口の所に出て、そこから下にいる細君を呼んだ。</text:p>
      <text:p text:style-name="P1">「お延お前の所に日本の巻紙と状袋があるかね。あるならちょいとお貸し」</text:p>
      <text:p text:style-name="P1">「日本の？」</text:p>
      <text:p text:style-name="P1">細君の耳にはこの形容詞が変に滑稽に聞こえた。</text:p>
      <text:p text:style-name="P1">「女のならあるわ」</text:p>
      <text:p text:style-name="P1">津田はまた自分の前に粋な模様入の半切を拡げて見た。</text:p>
      <text:p text:style-name="P1">「これなら気に入るかしら」</text:p>
      <text:p text:style-name="P1">「中さえよく解るように書いて上げたら紙なんかどうでもよかないの」</text:p>
      <text:p text:style-name="P1">「そうは行かないよ。御父さんはあれでなかなかむずかしいんだからね」</text:p>
      <text:p text:style-name="P1">津田は真面目な顔をしてなお半切を見つめていた。お延の口元には薄笑いの影が差した。</text:p>
      <text:p text:style-name="P1">「時をちょいと買わせにやりましょうか」</text:p>
      <text:p text:style-name="P1"><text:soft-page-break/>「うん」</text:p>
      <text:p text:style-name="P1">津田は生返事をした。白い巻紙と無地の封筒さえあれば、必ず自分の希望が成功するという訳にも行かなかった。</text:p>
      <text:p text:style-name="P1">「待っていらっしゃい。じきだから」</text:p>
      <text:p text:style-name="P1">お延はすぐ下へ降りた。やがて潜り戸が開いて下女の外へ出る足音が聞こえた。津田は必要の品物が自分の手に入るまで、何もせずに、ただ机の前に坐って煙草を吹かした。</text:p>
      <text:p text:style-name="P1">彼の頭は勢い彼の父を離れなかった。東京に生れて東京に育ったその父は、何ぞというとすぐ上方の悪口を云いたがる癖に、いつか永住の目的をもって京都に落ちついてしまった。彼がその土地を余り好まない母に同情して多少不賛成の意を洩らした時、父は自分で買った土地と自分が建てた家とを彼に示して、「これをどうする気か」と云った。今よりもまだ年の若かった彼は、父の言葉の意味さえよく解らなかった。所置はどうでもできるのにと思った。父は時々彼に向って、「誰のためでもない、みんな御前のためだ」と云った。「今はそのありがた味が解らないかも知れないが、おれが死んで見ろ、きっと解る時が来るから」とも云った。彼は頭の中で父の言葉と、その言葉を口にする時の父の態度とを描き出した。子供の未来の幸福を一手に引き受けたような自信に充ちたその様子が、近づくべからざる予言者のように、彼には見えた。彼は想像の眼で見る父に向って云いたくなった。</text:p>
      <text:p text:style-name="P1">「御父さんが死んだ後で、一度に御父さんのありがた味が解るよりも、お父さんが生きているうちから、毎月正確にお父さんのありがた味が少しずつ解る方が、どのくらい楽だか知れやしません」</text:p>
      <text:p text:style-name="P1">彼が父の機嫌を損ないような巻紙の上へ、なるべく金を送ってくれそうな文句を、堅苦しい候文で認め出したのは、それから約十分後であった。彼はぎごちない思いをして、ようやくそれを書き上げた後で、もう一遍読み返した時に、自分の字の拙い事につくづく愛想を尽かした。文句はとにかく、こんな字ではとうてい成功する資格がないようにも思った。最後に、よし成功しても、こっちで要る期日までに金はとても来ないような気がした。下女にそれを投函させた後、彼は黙って床の中へ潜り込みながら、腹の中で云った。</text:p>
      <text:p text:style-name="P1"><text:soft-page-break/>「その時はその時の事だ」</text:p>
      <text:p text:style-name="P1">§ 十六</text:p>
      <text:p text:style-name="P1">翌日の午後津田は呼び付けられて吉川の前に立った。</text:p>
      <text:p text:style-name="P1">「昨日宅へ来たってね」</text:p>
      <text:p text:style-name="P1">「ええちょっと御留守へ伺って、奥さんに御目にかかって参りました」</text:p>
      <text:p text:style-name="P1">「また病気だそうじゃないか」</text:p>
      <text:p text:style-name="P1">「ええ少し……」</text:p>
      <text:p text:style-name="P1">「困るね。そうよく病気をしちゃ」</text:p>
      <text:p text:style-name="P1">「何実はこの前の続きです」</text:p>
      <text:p text:style-name="P1">吉川は少し意外そうな顔をして、今まで使っていた食後の小楊子を口から吐き出した。それから内隠袋を探って莨入を取り出そうとした。津田はすぐ灰皿の上にあった燐寸を擦った。あまり気を利かそうとして急いたものだから、一本目は役に立たないで直ぐ消えた。彼は周章てて二本目を擦って、それを大事そうに吉川の鼻の先へ持って行った。</text:p>
      <text:p text:style-name="P1">「何しろ病気なら仕方がない、休んでよく養生したらいいだろう」</text:p>
      <text:p text:style-name="P1">津田は礼を云って室を出ようとした。吉川は煙りの間から訊いた。</text:p>
      <text:p text:style-name="P1">「佐々木には断ったろうね」</text:p>
      <text:p text:style-name="P1">「ええ佐々木さんにもほかの人にも話して、繰り合せをして貰う事にしてあります」</text:p>
      <text:p text:style-name="P1">佐々木は彼の上役であった。</text:p>
      <text:p text:style-name="P1">「どうせ休むなら早い方がいいね。早く養生して早く好くなって、そうしてせっせと働らかなくっちゃ駄目だ」</text:p>
      <text:p text:style-name="P1">吉川の言葉はよく彼の気性を現わしていた。</text:p>
      <text:p text:style-name="P1">「都合がよければ明日からにしたまえ」</text:p>
      <text:p text:style-name="P1">「へえ」</text:p>
      <text:p text:style-name="P1">こう云われた津田は否応なしに明日から入院しなければならないような心持がした。</text:p>
      <text:p text:style-name="P1"><text:soft-page-break/>彼の身体が半分戸の外へ出かかった時、彼はまた後から呼びとめられた。</text:p>
      <text:p text:style-name="P1">「おい君、お父さんは近頃どうしたね。相変らずお丈夫かね」</text:p>
      <text:p text:style-name="P1">ふり返った津田の鼻を葉巻の好い香が急に冒した。</text:p>
      <text:p text:style-name="P1">「へえ、ありがとう、お蔭さまで達者でございます」</text:p>
      <text:p text:style-name="P1">「大方詩でも作って遊んでるんだろう。気楽で好いね。昨夕も岡本と或所で落ち合って、君のお父さんの噂をしたがね。岡本も羨ましがってたよ。あの男も近頃少し閑暇になったようなもののやっぱり、君のお父さんのようにゃ行かないからね」</text:p>
      <text:p text:style-name="P1">津田は自分の父がけっしてこれらの人から羨やましがられているとは思わなかった。もし父の境遇に彼らをおいてやろうというものがあったなら、彼らは苦笑して、少なくとももう十年はこのままにしておいてくれと頼むだろうと考えた。それは固より自分の性格から割り出した津田の観察に過ぎなかった。同時に彼らの性格から割り出した津田の観察でもあった。</text:p>
      <text:p text:style-name="P1">「父はもう時勢後れですから、ああでもして暮らしているよりほかに仕方がございません」</text:p>
      <text:p text:style-name="P1">津田はいつの間にかまた室の中に戻って、元通りの位置に立っていた。</text:p>
      <text:p text:style-name="P1">「どうして時勢後れどころじゃない、つまり時勢に先だっているから、ああした生活が送れるんだ」</text:p>
      <text:p text:style-name="P1">津田は挨拶に窮した。向うの口の重宝なのに比べて、自分の口の不重宝さが荷になった。彼は手持無沙汰の気味で、緩く消えて行く葉巻の煙りを見つめた。</text:p>
      <text:p text:style-name="P1">「お父さんに心配を掛けちゃいけないよ。君の事は何でもこっちに分ってるから、もし悪い事があると、僕からお父さんの方へ知らせてやるぜ、好いかね」</text:p>
      <text:p text:style-name="P1">津田はこの子供に対するような、笑談とも訓戒とも見分のつかない言葉を、苦笑しながら聞いた後で、ようやく室外に逃れ出た。</text:p>
      <text:p text:style-name="P1">§ 十七</text:p>
      <text:p text:style-name="P1">その日の帰りがけに津田は途中で電車を下りて、停留所から賑やか<text:soft-page-break/>な通りを少し行った所で横へ曲った。質屋の暖簾だの碁会所の看板だの鳶の頭のいそうな格子戸作りだのを左右に見ながら、彼は彎曲した小路の中ほどにある擦硝子張の扉を外から押して内へ入った。扉の上部に取り付けられた電鈴が鋭どい音を立てた時、彼は玄関の突き当りの狭い部屋から出る四五人の眼の光を一度に浴びた。窓のないその室は狭いばかりでなく実際暗かった。外部から急に入って来た彼にはまるで穴蔵のような感じを与えた。彼は寒そうに長椅子の片隅へ腰をおろして、たった今暗い中から眼を光らして自分の方を見た人達を見返した。彼らの多くは室の真中に出してある大きな瀬戸物火鉢の周囲を取り巻くようにして坐っていた。そのうちの二人は腕組のまま、二人は火鉢の縁に片手を翳したまま、ずっと離れた一人はそこに取り散らした新聞紙の上へ甜めるように顔を押し付けたまま、また最後の一人は彼の今腰をおろした長椅子の反対の隅に、心持身体を横にして洋袴の膝頭を重ねたまま。</text:p>
      <text:p text:style-name="P1">電鈴の鳴った時申し合せたように戸口をふり向いた彼らは、一瞥の後また申し合せたように静かになってしまった。みんな黙って何事をか考え込んでいるらしい態度で坐っていた。その様子が津田の存在に注意を払わないというよりも、かえって津田から注意されるのを回避するのだとも取れた。単に津田ばかりでなく、お互に注意され合う苦痛を憚かって、わざとそっぽへ眼を落しているらしくも見えた。</text:p>
      <text:p text:style-name="P1">この陰気な一群の人々は、ほとんど例外なしに似たり寄ったりの過去をもっているものばかりであった。彼らはこうして暗い控室の中で、静かに自分の順番の来るのを待っている間に、むしろ華やかに彩られたその過去の断片のために、急に黒い影を投げかけられるのである。そうして明るい所へ眼を向ける勇気がないので、じっとその黒い影の中に立ち竦むようにして閉じ籠っているのである。</text:p>
      <text:p text:style-name="P1">津田は長椅子の肱掛に腕を載せて手を額にあてた。彼は黙祷を神に捧げるようなこの姿勢のもとに、彼が去年の暮以来この医者の家で思いがけなく会った二人の男の事を考えた。</text:p>
      <text:p text:style-name="P1">その一人は事実彼の妹婿にほかならなかった。この暗い室の中で突然彼の姿を認めた時、津田は吃驚した。そんな事に対して比較的無頓着な相手も、津田の驚ろき方が反響したために、ちょっと挨拶に窮し<text:soft-page-break/>たらしかった。</text:p>
      <text:p text:style-name="P1">他の一人は友達であった。これは津田が自分と同性質の病気に罹っているものと思い込んで、向うから平気に声をかけた。彼らはその時二人いっしょに医者の門を出て、晩飯を食いながら、性と愛という問題についてむずかしい議論をした。</text:p>
      <text:p text:style-name="P1">妹婿の事は一時の驚ろきだけで、大した影響もなく済んだが、それぎりで後のなさそうに思えた友達と彼との間には、その後異常な結果が生れた。</text:p>
      <text:p text:style-name="P1">その時の友達の言葉と今の友達の境遇とを連結して考えなければならなかった津田は、突然衝撃を受けた人のように、眼を開いて額から手を放した。</text:p>
      <text:p text:style-name="P1">すると診察所から紺セルの洋服を着た三十恰好の男が出て来て、すぐ薬局の窓の所へ行った。彼が隠袋から紙入を出して金を払おうとする途端に、看護婦が敷居の上に立った。彼女と見知り越の津田は、次の患者の名を呼んで再び診察所の方へ引き返そうとする彼女を呼び留めた。</text:p>
      <text:p text:style-name="P1">「順番を待っているのが面倒だからちょっと先生に訊いて下さい。明日か明後日手術を受けに来て好いかって」</text:p>
      <text:p text:style-name="P1">奥へ入った看護婦はすぐまた白い姿を暗い室の戸口に現わした。</text:p>
      <text:p text:style-name="P1">「今ちょうど二階が空いておりますから、いつでも御都合の宜しい時にどうぞ」</text:p>
      <text:p text:style-name="P1">津田は逃れるように暗い室を出た。彼が急いで靴を穿いて、擦硝子張の大きな扉を内側へ引いた時、今まで真暗に見えた控室にぱっと電灯が点いた。</text:p>
      <text:p text:style-name="P1">§ 十八</text:p>
      <text:p text:style-name="P1">津田の宅へ帰ったのは、昨日よりはやや早目であったけれども、近頃急に短かくなった秋の日脚は疾くに傾いて、先刻まで往来にだけ残っていた肌寒の余光が、一度に地上から払い去られるように消えて行く頃であった。</text:p>
      <text:p text:style-name="P1">彼の二階には無論火が点いていなかった。玄関も真暗であった。今角の車屋の軒灯を明らかに眺めて来たばかりの彼の眼は少し失望を感<text:soft-page-break/>じた。彼はがらりと格子を開けた。それでもお延は出て来なかった。昨日の今頃待ち伏せでもするようにして彼女から毒気を抜かれた時は、余り好い心持もしなかったが、こうして迎える人もない真暗な玄関に立たされて見ると、やっぱり昨日の方が愉快だったという気が彼の胸のどこかでした。彼は立ちながら、「お延お延」と呼んだ。すると思いがけない二階の方で「はい」という返事がした。それから階子段を踏んで降りて来る彼女の足音が聞こえた。同時に下女が勝手の方から馳け出して来た。</text:p>
      <text:p text:style-name="P1">「何をしているんだ」</text:p>
      <text:p text:style-name="P1">津田の言葉には多少不満の響きがあった。お延は何にも云わなかった。しかしその顔を見上げた時、彼はいつもの通り無言の裡に自分を牽きつけようとする彼女の微笑を認めない訳に行かなかった。白い歯が何より先に彼の視線を奪った。</text:p>
      <text:p text:style-name="P1">「二階は真暗じゃないか」</text:p>
      <text:p text:style-name="P1">「ええ。何だかぼんやりして考えていたもんだから、つい御帰りに気がつかなかったの」</text:p>
      <text:p text:style-name="P1">「寝ていたな」</text:p>
      <text:p text:style-name="P1">「まさか」</text:p>
      <text:p text:style-name="P1">下女が大きな声を出して笑い出したので、二人の会話はそれぎり切れてしまった。</text:p>
      <text:p text:style-name="P1">湯に行く時、お延は「ちょっと待って」と云いながら、石鹸と手拭を例の通り彼女の手から受け取って火鉢の傍を離れようとする夫を引きとめた。彼女は後ろ向になって、重ね箪笥の一番下の抽斗から、ネルを重ねた銘仙の褞袍を出して夫の前へ置いた。</text:p>
      <text:p text:style-name="P1">「ちょっと着てみてちょうだい。まだ圧が好く利いていないかも知れないけども」</text:p>
      <text:p text:style-name="P1">津田は煙に巻かれたような顔をして、黒八丈の襟のかかった荒い竪縞の褞袍を見守もった。それは自分の買った品でもなければ、拵えてくれと誂えた物でもなかった。</text:p>
      <text:p text:style-name="P1">「どうしたんだい。これは」</text:p>
      <text:p text:style-name="P1">「拵えたのよ。あなたが病院へ入る時の用心に。ああいう所で、あ<text:soft-page-break/>んまり変な服装をしているのは見っともないから」</text:p>
      <text:p text:style-name="P1">「いつの間に拵えたのかね」</text:p>
      <text:p text:style-name="P1">彼が手術のため一週間ばかり家を空けなければならないと云って、その訳をお延に話したのは、つい二三日前の事であった。その上彼はその日から今日に至るまで、ついぞ針を持って裁物板の前に坐った細君の姿を見た事がなかった。彼は不思議の感に打たれざるを得なかった。お延はまた夫のこの驚きをあたかも自分の労力に対する報酬のごとくに眺めた。そうしてわざと説明も何も加えなかった。</text:p>
      <text:p text:style-name="P1">「布は買ったのかい」</text:p>
      <text:p text:style-name="P1">「いいえ、これあたしの御古よ。この冬着ようと思って、洗張をしたまま仕立てずにしまっといたの」</text:p>
      <text:p text:style-name="P1">なるほど若い女の着る柄だけに、縞がただ荒いばかりでなく、色合もどっちかというとむしろ派出過ぎた。津田は袖を通したわが姿を、奴凧のような風をして、少しきまり悪そうに眺めた後でお延に云った。</text:p>
      <text:p text:style-name="P1">「とうとう明日か明後日やって貰う事にきめて来たよ」</text:p>
      <text:p text:style-name="P1">「そう。それであたしはどうなるの」</text:p>
      <text:p text:style-name="P1">「御前はどうもしやしないさ」</text:p>
      <text:p text:style-name="P1">「いっしょに随いて行っちゃいけないの。病院へ」</text:p>
      <text:p text:style-name="P1">お延は金の事などをまるで苦にしていないらしく見えた。</text:p>
      <text:p text:style-name="P1">§ 十九</text:p>
      <text:p text:style-name="P1">津田の明る朝眼を覚ましたのはいつもよりずっと遅かった。家の内はもう一片付かたづいた後のようにひっそり閑としていた。座敷から玄関を通って茶の間の障子を開けた彼は、そこの火鉢の傍にきちんと坐って新聞を手にしている細君を見た。穏やかな家庭を代表するような音を立てて鉄瓶が鳴っていた。</text:p>
      <text:p text:style-name="P1">「気を許して寝ると、寝坊をするつもりはなくっても、つい寝過ごすもんだな」</text:p>
      <text:p text:style-name="P1">彼は云い訳らしい事をいって、暦の上にかけてある時計を眺めた。時計の針はもう十時近くの所を指していた。</text:p>
      <text:p text:style-name="P1"><text:soft-page-break/>顔を洗ってまた茶の間へ戻った時、彼は何気なく例の黒塗の膳に向った。その膳は彼の着席を待ち受けたというよりも、むしろ待ち草臥れたといった方が適当であった。彼は膳の上に掛けてある布巾を除ろうとしてふと気がついた。</text:p>
      <text:p text:style-name="P1">「こりゃいけない」</text:p>
      <text:p text:style-name="P1">彼は手術を受ける前日に取るべき注意を、かつて医者から聞かされた事を思い出した。しかし今の彼はそれを明らかに覚えていなかった。彼は突然細君に云った。</text:p>
      <text:p text:style-name="P1">「ちょっと訊いてくる」</text:p>
      <text:p text:style-name="P1">「今すぐ？」</text:p>
      <text:p text:style-name="P1">お延は吃驚して夫の顔を見た。</text:p>
      <text:p text:style-name="P1">「なに電話でだよ。訳ゃない」</text:p>
      <text:p text:style-name="P1">彼は静かな茶の間の空気を自分で蹴散らす人のように立ち上ると、すぐ玄関から表へ出た。そうして電車通りを半丁ほど右へ行った所にある自動電話へ馳けつけた。そこからまた急ぎ足に取って返した彼は玄関に立ったまま細君を呼んだ。</text:p>
      <text:p text:style-name="P1">「ちょっと二階にある紙入を取ってくれ。御前の蟇口でも好い」</text:p>
      <text:p text:style-name="P1">「何になさるの」</text:p>
      <text:p text:style-name="P1">お延には夫の意味がまるで解らなかった。</text:p>
      <text:p text:style-name="P1">「何でもいいから早く出してくれ」</text:p>
      <text:p text:style-name="P1">彼はお延から受取った蟇口を懐中へ放り込んだまま、すぐ大通りの方へ引き返した。そうして電車に乗った。</text:p>
      <text:p text:style-name="P1">彼がかなり大きな紙包を抱えてまた戻って来たのは、それから約三四十分後で、もう午に間もない頃であった。</text:p>
      <text:p text:style-name="P1">「あの蟇口の中にゃ少しっきゃ入っていないんだね。もう少しあるのかと思ったら」</text:p>
      <text:p text:style-name="P1">津田はそう云いながら腋に抱えた包みを茶の間の畳の上へ放り出した。</text:p>
      <text:p text:style-name="P1">「足りなくって？」</text:p>
      <text:p text:style-name="P1">お延は細かい事にまで気を遣わないではいられないという眼つきを<text:soft-page-break/>夫の上に向けた。</text:p>
      <text:p text:style-name="P1">「いや足りないというほどでもないがね」</text:p>
      <text:p text:style-name="P1">「だけど何をお買いになるかあたしちっとも解らないんですもの。もしかすると髪結床かと思ったけれども」</text:p>
      <text:p text:style-name="P1">津田は二カ月以上手を入れない自分の頭に気がついた。永く髪を刈らないと、心持番の小さい彼の帽子が、被るたんびに少しずつきしんで来るようだという、つい昨日の朝受けた新らしい感じまで思い出した。</text:p>
      <text:p text:style-name="P1">「それにあんまり急いでいらっしったもんだから、つい二階まで取りに行けなかったのよ」</text:p>
      <text:p text:style-name="P1">「実はおれの紙入の中にも、そうたくさん入ってる訳じゃないんだから、まあどっちにしたって大した変りはないんだがね」</text:p>
      <text:p text:style-name="P1">彼は蟇口の悪口ばかり云えた義理でもなかった。</text:p>
      <text:p text:style-name="P1">お延は手早く包紙を解いて、中から紅茶の缶と、麺麭と牛酪を取り出した。</text:p>
      <text:p text:style-name="P1">「おやおやこれ召しゃがるの。そんなら時を取りにおやりになればいいのに」</text:p>
      <text:p text:style-name="P1">「なにあいつじゃ分らない。何を買って来るか知れやしない」</text:p>
      <text:p text:style-name="P1">やがて好い香のするトーストと濃いけむりを立てるウーロン茶とがお延の手で用意された。</text:p>
      <text:p text:style-name="P1">朝飯とも午飯とも片のつかない、極めて単純な西洋流の食事を済ました後で、津田は独りごとのように云った。</text:p>
      <text:p text:style-name="P1">「今日は病気の報知かたがた無沙汰見舞に、ちょっと朝の内藤井の叔父の所まで行って来ようと思ってたのに、とうとう遅くなっちまった」</text:p>
      <text:p text:style-name="P1">彼の意味は仕方がないから午後にこの訪問の義務を果そうというのであった。</text:p>
      <text:p text:style-name="P1">§ 二十</text:p>
      <text:p text:style-name="P1">藤井というのは津田の父の弟であった。広島に三年長崎に二年という風に、方々移り歩かなければならない官吏生活を余儀なくされた彼<text:soft-page-break/>の父は、教育上津田を連れて任地任地を巡礼のように経めぐる不便と不利益とに痛く頭を悩ましたあげく、早くから彼をその弟に託して、いっさいの面倒を見て貰う事にした。だから津田は手もなくこの叔父に育て上げられたようなものであった。したがって二人の関係は普通の叔父甥の域を通り越していた。性質や職業の差違を問題のほかに置いて評すると、彼らは叔父甥というよりもむしろ親子であった。もし第二の親子という言葉が使えるなら、それは最も適切にこの二人の間柄を説明するものであった。</text:p>
      <text:p text:style-name="P1">津田の父と違ってこの叔父はついぞ東京を離れた事がなかった。半生の間始終動き勝であった父に比べると、単にこの点だけでもそこに非常な相違があった。少なくとも非常な相違があるように津田の眼には映じた。</text:p>
      <text:p text:style-name="P1">「緩慢なる人世の旅行者」</text:p>
      <text:p text:style-name="P1">叔父がかつて津田の父を評した言葉のうちにこういう文句があった。それを何気なく小耳に挟んだ津田は、すぐ自分の父をそういう人だと思い込んでしまった。そうして今日までその言葉を忘れなかった。しかし叔父の使った文句の意味は、頭の発達しない当時よく解らなかったと同じように、今になっても判然しなかった。ただ彼は父の顔を見るたんびにそれを思い出した。肉の少ない細面の腮の下に、売卜者見たような疎髯を垂らしたその姿と、叔父のこの言葉とは、彼にとってほとんど同じものを意味していた。</text:p>
      <text:p text:style-name="P1">彼の父は今から十年ばかり前に、突然遍路に倦み果てた人のように官界を退いた。そうして実業に従事し出した。彼は最後の八年を神戸で費やした後、その間に買っておいた京都の地面へ、新らしい普請をして、二年前にとうとうそこへ引き移った。津田の知らない間に、この閑静な古い都が、彼の父にとって隠栖の場所と定められると共に、終焉の土地とも変化したのである。その時叔父は鼻の頭へ皺を寄せるようにして津田に云った。</text:p>
      <text:p text:style-name="P1">「兄貴はそれでも少し金が溜ったと見えるな。あの風船玉が、じっと落ちつけるようになったのは、全く金の重みのために違ない」</text:p>
      <text:p text:style-name="P1">しかし金の重みのいつまで経ってもかからない彼自身は、最初から動かなかった。彼は始終東京にいて始終貧乏していた。彼はいまだか<text:soft-page-break/>つて月給というものを貰った覚のない男であった。月給が嫌いというよりも、むしろくれ手がなかったほどわがままだったという方が適当かも知れなかった。規則ずくめな事に何でも反対したがった彼は、年を取ってその考が少し変って来た後でも、やはり以前の強情を押し通していた。これは今さら自分の主義を改めたところで、ただ人に軽蔑されるだけで、いっこう得にはならないという事をよく承知しているからでもあった。</text:p>
      <text:p text:style-name="P1">実際の世の中に立って、端的な事実と組み打ちをして働らいた経験のないこの叔父は、一面において当然迂濶な人生批評家でなければならないと同時に、一面においてははなはだ鋭利な観察者であった。そうしてその鋭利な点はことごとく彼の迂濶な所から生み出されていた。言葉を換えていうと、彼は迂濶の御蔭で奇警な事を云ったり為たりした。</text:p>
      <text:p text:style-name="P1">彼の知識は豊富な代りに雑駁であった。したがって彼は多くの問題に口を出したがった。けれどもいつまで行っても傍観者の態度を離れる事ができなかった。それは彼の位地が彼を余儀なくするばかりでなく、彼の性質が彼をそこに抑えつけておくせいでもあった。彼は或頭をもっていた。けれども彼には手がなかった。もしくは手があっても、それを使おうとしなかった。彼は始終懐手をしていたがった。一種の勉強家であると共に一種の不精者に生れついた彼は、ついに活字で飯を食わなければならない運命の所有者に過ぎなかった。</text:p>
      <text:h text:style-name="Heading_20_2" text:outline-level="2"><text:span text:style-name="T6">§ </text:span>二十一</text:h>
      <text:p text:style-name="P1">こういう人にありがちな場末生活を、藤井は市の西北にあたる高台の片隅で、この六七年続けて来たのである。ついこの間まで郊外に等しかったその高台のここかしこに年々建て増される大小の家が、年々彼の眼から蒼い色を奪って行くように感ぜられる時、彼は洋筆を走らす手を止めて、よく自分の兄の身の上を考えた。折々は兄から金でも借りて、自分も一つ住宅を拵えて見ようかしらという気を起した。その金を兄はとても貸してくれそうもなかった。自分もいざとなると貸して貰う性分ではなかった。「緩慢なる人生の旅行者」と兄を評した彼は、実を云うと、物質的に不安なる人生の旅行者であった。そうし<text:soft-page-break/>て多数の人の場合において常に見出されるごとく、物質上の不安は、彼にとってある程度の精神的不安に過ぎなかった。</text:p>
      <text:p text:style-name="P1">津田の宅からこの叔父の所へ行くには、半分道ほど川沿の電車を利用する便利があった。けれどもみんな歩いたところで、一時間とかからない近距離なので、たまさかの散歩がてらには、かえってやかましい交通機関の援に依らない方が、彼の勝手であった。</text:p>
      <text:p text:style-name="P1">一時少し前に宅を出た津田は、ぶらぶら河縁を伝って終点の方に近づいた。空は高かった。日の光が至る所に充ちていた。向うの高みを蔽っている深い木立の色が、浮き出したように、くっきり見えた。</text:p>
      <text:p text:style-name="P1">彼は道々今朝買い忘れたリチネの事を思い出した。それを今日の午後四時頃に呑めと医者から命令された彼には、ちょっと薬種屋へ寄ってこの下剤を手に入れておく必要があった。彼はいつもの通り終点を右へ折れて橋を渡らずに、それとは反対な賑やかな町の方へ歩いて行こうとした。すると新らしく線路を延長する計劃でもあると見えて、彼の通路に当る往来の一部分が、最も無遠慮な形式で筋違に切断されていた。彼は残酷に在来の家屋を掻き※(「てへん＋劣」、第3水準1-84-77)って、無理にそれを取り払ったような凸凹だらけの新道路の角に立って、その片隅に塊まっている一群の人々を見た。群集はまばらではあるが三列もしくは五列くらいの厚さで、真中にいる彼とほぼ同年輩ぐらいな男の周囲に半円形をかたちづくっていた。</text:p>
      <text:p text:style-name="P1">小肥りにふとったその男は双子木綿の羽織着物に角帯を締めて俎下駄を穿いていたが、頭には笠も帽子も被っていなかった。彼の後に取り残された一本の柳を盾に、彼は綿フラネルの裏の付いた大きな袋を両手で持ちながら、見物人を見廻した。</text:p>
      <text:p text:style-name="P1">「諸君僕がこの袋の中から玉子を出す。この空っぽうの袋の中からきっと出して見せる。驚ろいちゃいけない、種は懐中にあるんだから」</text:p>
      <text:p text:style-name="P1">彼はこの種の人間としてはむしろ不相応なくらい横風な言葉でこんな事を云った。それから片手を胸の所で握って見せて、その握った拳をまたぱっと袋の方へぶつけるように開いた。「そら玉子を袋の中へ投げ込んだぞ」と騙さないばかりに。しかし彼は騙したのではなかった。彼が手を袋の中へ入れた時は、もう玉子がちゃんとその中に入っ<text:soft-page-break/>ていた。彼はそれを親指と人さし指の間に挟んで、一応半円形をかたちづくっている見物にとっくり眺めさした後で地面の上に置いた。</text:p>
      <text:p text:style-name="P1">津田は軽蔑に嘆賞を交えたような顔をして、ちょっと首を傾けた。すると突然後から彼の腰のあたりを突っつくもののあるのに気がついた。軽い衝撃を受けた彼はほとんど反射作用のように後をふり向いた。そうしてそこにさも悪戯小僧らしく笑いながら立っている叔父の子を見出した。徽章の着いた制帽と、半洋袴と、背中にしょった背嚢とが、その子の来た方角を彼に語るには充分であった。</text:p>
      <text:p text:style-name="P1">「今学校の帰りか」</text:p>
      <text:p text:style-name="P1">「うん」</text:p>
      <text:p text:style-name="P1">子供は「はい」とも「ええ」とも云わなかった。</text:p>
      <text:h text:style-name="Heading_20_2" text:outline-level="2"><text:span text:style-name="T6">§ </text:span>二十二</text:h>
      <text:p text:style-name="P1">「お父さんはどうした」</text:p>
      <text:p text:style-name="P1">「知らない」</text:p>
      <text:p text:style-name="P1">「相変らずかね」</text:p>
      <text:p text:style-name="P1">「どうだか知らない」</text:p>
      <text:p text:style-name="P1">自分が十ぐらいであった時の心理状態をまるで忘れてしまった津田には、この返事が少し意外に思えた。苦笑した彼は、そこへ気がつくと共に黙った。子供はまた一生懸命に手品遣いの方ばかり注意しだした。服装から云うと一夜作りとも見られるその男はこの時精一杯大きな声を張りあげた。</text:p>
      <text:p text:style-name="P1">「諸君もう一つ出すから見ていたまえ」</text:p>
      <text:p text:style-name="P1">彼は例の袋を片手でぐっと締扱いて、再び何か投げ込む真似を小器用にした後、麗々と第二の玉子を袋の底から取り出した。それでも飽き足らないと見えて、今度は袋を裏返しにして、薄汚ない棉フラネルの縞柄を遠慮なく群衆の前に示した。しかし第三の玉子は同じ手真似と共に安々と取り出された。最後に彼はあたかも貴重品でも取扱うような様子で、それを丁寧に地面の上へ並べた。</text:p>
      <text:p text:style-name="P1">「どうだ諸君こうやって出そうとすれば、何個でも出せる。しかしそう玉子ばかり出してもつまらないから、今度は一つ生きた鶏を出そ<text:soft-page-break/>う」</text:p>
      <text:p text:style-name="P1">津田は叔父の子供をふり返った。</text:p>
      <text:p text:style-name="P1">「おい真事もう行こう。小父さんはこれからお前の宅へ行くんだよ」</text:p>
      <text:p text:style-name="P1">真事には津田よりも生きた鶏の方が大事であった。</text:p>
      <text:p text:style-name="P1">「小父さん先へ行ってさ。僕もっと見ているから」</text:p>
      <text:p text:style-name="P1">「ありゃ嘘だよ。いつまで経ったって生きた鶏なんか出て来やしないよ」</text:p>
      <text:p text:style-name="P1">「どうして？　だって玉子はあんなに出たじゃないの」</text:p>
      <text:p text:style-name="P1">「玉子は出たが、鶏は出ないんだよ。ああ云って嘘を吐いていつまでも人を散らさないようにするんだよ」</text:p>
      <text:p text:style-name="P1">「そうしてどうするの」</text:p>
      <text:p text:style-name="P1">そうしてどうするのかその後の事は津田にもちっとも解らなかった。面倒になった彼は、真事を置き去りにして先へ行こうとした。すると真事が彼の袂を捉えた。</text:p>
      <text:p text:style-name="P1">「小父さん何か買ってさ」</text:p>
      <text:p text:style-name="P1">宅で強請られるたんびに、この次この次といって逃げておきながら、その次行く時には、つい買ってやるのを忘れるのが常のようになっていた彼は、例の調子で「うん買ってやるさ」と云った。</text:p>
      <text:p text:style-name="P1">「じゃ自動車、ね」</text:p>
      <text:p text:style-name="P1">「自動車は少し大き過ぎるな」</text:p>
      <text:p text:style-name="P1">「なに小さいのさ。七円五十銭のさ」</text:p>
      <text:p text:style-name="P1">七円五十銭でも津田にはたしかに大き過ぎた。彼は何にも云わずに歩き出した。</text:p>
      <text:p text:style-name="P1">「だってこの前もその前も買ってやるっていったじゃないの。小父さんの方があの玉子を出す人よりよっぽど嘘吐きじゃないか」</text:p>
      <text:p text:style-name="P1">「あいつは玉子は出すが鶏なんか出せやしないんだよ」</text:p>
      <text:p text:style-name="P1">「どうして」</text:p>
      <text:p text:style-name="P1">「どうしてって、出せないよ」</text:p>
      <text:p text:style-name="P1"><text:soft-page-break/>「だから小父さんも自動車なんか買えないの」</text:p>
      <text:p text:style-name="P1">「うん。――まあそうだ。だから何かほかのものを買ってやろう」</text:p>
      <text:p text:style-name="P1">「じゃキッドの靴さ」</text:p>
      <text:p text:style-name="P1">毒気を抜かれた津田は、返事をする前にまた黙って一二間歩いた。彼は眼を落して真事の足を見た。さほど見苦しくもないその靴は、茶とも黒ともつかない一種変な色をしていた。</text:p>
      <text:p text:style-name="P1">「赤かったのを宅でお父さんが染めたんだよ」</text:p>
      <text:p text:style-name="P1">津田は笑いだした。藤井が子供の赤靴を黒く染めたという事柄が、何だか彼にはおかしかった。学校の規則を知らないで拵らえた赤靴を規則通りに黒くしたのだという説明を聞いた時、彼はまた叔父の窮策を滑稽的に批判したくなった。そうしてその窮策から出た現在のお手際を擽ぐったいような顔をしてじろじろ眺めた。</text:p>
      <text:h text:style-name="Heading_20_2" text:outline-level="2"><text:span text:style-name="T6">§ </text:span>二十三</text:h>
      <text:p text:style-name="P1">「真事、そりゃ好い靴だよ、お前」</text:p>
      <text:p text:style-name="P1">「だってこんな色の靴誰も穿いていないんだもの」</text:p>
      <text:p text:style-name="P1">「色はどうでもね、お父さんが自分で染めてくれた靴なんか滅多に穿けやしないよ。ありがたいと思って大事にして穿かなくっちゃいけない」</text:p>
      <text:p text:style-name="P1">「だってみんなが尨犬の皮だ尨犬の皮だって揶揄うんだもの」</text:p>
      <text:p text:style-name="P1">藤井の叔父と尨犬の皮、この二つの言葉をつなげると、結果はまた新らしいおかしみになった。しかしそのおかしみは微かな哀傷を誘って、津田の胸を通り過ぎた。</text:p>
      <text:p text:style-name="P1">「尨犬じゃないよ、小父さんが受け合ってやる。大丈夫尨犬じゃない立派な……」</text:p>
      <text:p text:style-name="P1">津田は立派な何といっていいかちょっと行きつまった。そこを好い加減にしておく真事ではなかった。</text:p>
      <text:p text:style-name="P1">「立派な何さ」</text:p>
      <text:p text:style-name="P1">「立派な――靴さ」</text:p>
      <text:p text:style-name="P1">津田はもし懐中が許すならば、真事のために、望み通りキッドの編<text:soft-page-break/>上を買ってやりたい気がした。それが叔父に対する恩返しの一端になるようにも思われた。彼は胸算で自分の懐にある紙入の中を勘定して見た。しかし今の彼にそれだけの都合をつける余裕はほとんどなかった。もし京都から為替が届くならばとも考えたが、まだ届くか届かないか分らない前に、苦しい思いをして、それだけの実意を見せるにも及ぶまいという世間心も起った。</text:p>
      <text:p text:style-name="P1">「真事、そんなにキッドが買いたければね、今度宅へ来た時、小母さんに買ってお貰い。小父さんは貧乏だからもっと安いもので今日は負けといてくれ」</text:p>
      <text:p text:style-name="P1">彼は賺すようにまた宥めるように真事の手を引いて広い往来をぶらぶら歩いた。終点に近いその通りは、電車へ乗り降りの必要上、無数の人の穿物で絶えず踏み堅められる結果として、四五年この方町並が生れ変ったように立派に整のって来た。ところどころのショーウィンドーには、一概に場末ものとして馬鹿にできないような品が綺麗に飾り立てられていた。真事はその間を向う側へ馳け抜けて、朝鮮人の飴屋の前へ立つかと思うと、また此方側へ戻って来て、金魚屋の軒の下に佇立んだ。彼の馳け出す時には、隠袋の中でビー玉の音が、きっとじゃらじゃらした。</text:p>
      <text:p text:style-name="P1">「今日学校でこんなに勝っちゃった」</text:p>
      <text:p text:style-name="P1">彼は隠袋の中へ手をぐっと挿し込んで掌いっぱいにそのビー玉を載せて見せた。水色だの紫色だのの丸い硝子玉が迸ばしるように往来の真中へ転がり出した時、彼は周章ててそれを追いかけた。そうして後を振り向きながら津田に云った。</text:p>
      <text:p text:style-name="P1">「小父さんも拾ってさ」</text:p>
      <text:p text:style-name="P1">最後にこの目まぐるしい叔父の子のために一軒の玩具屋へ引き摺り込まれた津田は、とうとうそこで一円五十銭の空気銃を買ってやらなければならない事になった。</text:p>
      <text:p text:style-name="P1">「雀ならいいが、むやみに人を狙っちゃいけないよ」</text:p>
      <text:p text:style-name="P1">「こんな安い鉄砲じゃ雀なんか取れないだろう」</text:p>
      <text:p text:style-name="P1">「そりゃお前が下手だからさ。下手ならいくら鉄砲が好くったって取れないさ」</text:p>
      <text:p text:style-name="P1"><text:soft-page-break/>「じゃ小父さんこれで雀打ってくれる？　これから宅へ行って」</text:p>
      <text:p text:style-name="P1">好い加減をいうとすぐ後から実行を逼られそうな様子なので、津田は生返事をしたなり話をほかへそらした。真事は戸田だの渋谷だの坂口だのと、相手の知りもしない友達の名前を勝手に並べ立てて、その友達を片端から批評し始めた。</text:p>
      <text:p text:style-name="P1">「あの岡本って奴、そりゃ狡猾いんだよ。靴を三足も買ってもらってるんだもの」</text:p>
      <text:p text:style-name="P1">話はまた靴へ戻って来た。津田はお延と関係の深いその岡本の子と、今自分の前でその子を評している真事とを心の中で比較した。</text:p>
      <text:h text:style-name="Heading_20_2" text:outline-level="2"><text:span text:style-name="T6">§ </text:span>二十四</text:h>
      <text:p text:style-name="P1">「御前近頃岡本の所へ遊びに行くかい」</text:p>
      <text:p text:style-name="P1">「ううん、行かない」</text:p>
      <text:p text:style-name="P1">「また喧嘩したな」</text:p>
      <text:p text:style-name="P1">「ううん、喧嘩なんかしない」</text:p>
      <text:p text:style-name="P1">「じゃなぜ行かないんだ」</text:p>
      <text:p text:style-name="P1">「どうしてでも――」</text:p>
      <text:p text:style-name="P1">真事の言葉には後がありそうだった。津田はそれが知りたかった。</text:p>
      <text:p text:style-name="P1">「あすこへ行くといろんなものをくれるだろう」</text:p>
      <text:p text:style-name="P1">「ううん、そんなにくれない」</text:p>
      <text:p text:style-name="P1">「じゃ御馳走するだろう」</text:p>
      <text:p text:style-name="P1">「僕こないだ岡本の所でライスカレーを食べたら、そりゃ辛かったよ」</text:p>
      <text:p text:style-name="P1">ライスカレーの辛いぐらいは、岡本へ行かない理由になりそうもなかった。</text:p>
      <text:p text:style-name="P1">「それで行くのが厭になった訳でもあるまい」</text:p>
      <text:p text:style-name="P1">「ううん。だってお父さんが止せって云うんだもの。僕岡本の所へ行ってブランコがしたいんだけども」</text:p>
      <text:p text:style-name="P1">津田は小首を傾けた。叔父が子供を岡本へやりたがらない理由は何だろうと考えた。肌合の相違、家風の相違、生活の相違、それらのも<text:soft-page-break/>のがすぐ彼の心に浮かんだ。始終机に向って沈黙の間に活字的の気※(「陷のつくり＋炎」、第3水準1-87-64)を天下に散布している叔父は、実際の世間においてけっして筆ほどの有力者ではなかった。彼は暗にその距離を自覚していた。その自覚はまた彼を多少頑固にした。幾分か排外的にもした。金力権力本位の社会に出て、他から馬鹿にされるのを恐れる彼の一面には、その金力権力のために、自己の本領を一分でも冒されては大変だという警戒の念が絶えずどこかに働いているらしく見えた。</text:p>
      <text:p text:style-name="P1">「真事なぜお父さんに訊いて見なかったのだい。岡本へ行っちゃなぜいけないんですって」</text:p>
      <text:p text:style-name="P1">「僕訊いたよ」</text:p>
      <text:p text:style-name="P1">「訊いたらお父さんは何と云った。――何とも云わなかったろう」</text:p>
      <text:p text:style-name="P1">「ううん、云った」</text:p>
      <text:p text:style-name="P1">「何と云った」</text:p>
      <text:p text:style-name="P1">真事は少し羞恥んでいた。しばらくしてから、彼はぽつりぽつり句切を置くような重い口調で答えた。</text:p>
      <text:p text:style-name="P1">「あのね、岡本へ行くとね、何でも一さんの持ってるものをね、宅へ帰って来てからね、買ってくれ、買ってくれっていうから、それでいけないって」</text:p>
      <text:p text:style-name="P1">津田はようやく気がついた。富の程度に多少等差のある二人の活計向は、彼らの子供が持つ玩具の末に至るまでに、多少等差をつけさせなければならなかったのである。</text:p>
      <text:p text:style-name="P1">「それでこいつ自動車だのキッドの靴だのって、むやみに高いものばかり強請んだな。みんな一さんの持ってるのを見て来たんだろう」</text:p>
      <text:p text:style-name="P1">津田は揶揄い半分手を挙げて真事の背中を打とうとした。真事は跋の悪い真相を曝露された大人に近い表情をした。けれども大人のように言訳がましい事はまるで云わなかった。</text:p>
      <text:p text:style-name="P1">「嘘だよ。嘘だよ」</text:p>
      <text:p text:style-name="P1">彼は先刻津田に買ってもらった一円五十銭の空気銃を担いだままどんどん自分の宅の方へ逃げ出した。彼の隠袋の中にあるビー玉が数珠を劇しく揉むように鳴った。背嚢の中では弁当箱だか教科書だかが互<text:soft-page-break/>にぶつかり合う音がごとりごとりと聞こえた。</text:p>
      <text:p text:style-name="P1">彼は曲り角の黒板塀の所でちょっと立ちどまって鼬のように津田をふり返ったまま、すぐ小さい姿を小路のうちに隠した。津田がその小路を行き尽して突きあたりにある藤井の門を潜った時、突然ドンという銃声が彼の一間ばかり前で起った。彼は右手の生垣の間から大事そうに彼を狙撃している真事の黒い姿を苦笑をもって認めた。</text:p>
      <text:h text:style-name="Heading_20_2" text:outline-level="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36:54.130791100</dc:date>
    <meta:editing-cycles>55</meta:editing-cycles>
    <meta:editing-duration>PT1H24M31S</meta:editing-duration>
    <meta:document-statistic meta:table-count="0" meta:image-count="0" meta:object-count="0" meta:page-count="55" meta:paragraph-count="690" meta:word-count="35378" meta:character-count="47432" meta:non-whitespace-character-count="45029"/>
    <meta:user-defined meta:name="Info 1"/>
    <meta:user-defined meta:name="Info 2"/>
    <meta:user-defined meta:name="Info 3"/>
    <meta:user-defined meta:name="Info 4"/>
  </office:meta>
</office:document-meta>
</file>